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9.151cm" table:align="margins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0.614cm" style:rel-column-width="4392*"/>
    </style:style>
    <style:style style:name="Table1.B" style:family="table-column">
      <style:table-column-properties style:column-width="1.621cm" style:rel-column-width="11609*"/>
    </style:style>
    <style:style style:name="Table1.C" style:family="table-column">
      <style:table-column-properties style:column-width="2.646cm" style:rel-column-width="18942*"/>
    </style:style>
    <style:style style:name="Table1.D" style:family="table-column">
      <style:table-column-properties style:column-width="4.272cm" style:rel-column-width="305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B1" style:family="table-cell">
      <style:table-cell-properties style:vertical-align="middle" fo:background-color="#ecf191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ecf191" fo:padding="0.049cm" fo:border="0.05pt solid #000000" style:writing-mode="page">
        <style:background-image/>
      </style:table-cell-properties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9.008cm" fo:margin-left="-0.014cm" table:align="left" fo:background-color="transparent" style:may-break-between-rows="false" style:writing-mode="lr-tb">
        <style:background-image/>
      </style:table-properties>
    </style:style>
    <style:style style:name="Table2.A" style:family="table-column">
      <style:table-column-properties style:column-width="1.132cm"/>
    </style:style>
    <style:style style:name="Table2.B" style:family="table-column">
      <style:table-column-properties style:column-width="1.274cm"/>
    </style:style>
    <style:style style:name="Table2.G" style:family="table-column">
      <style:table-column-properties style:column-width="1.508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ecf191" fo:padding="0.049cm" fo:border-left="0.15pt solid #000000" fo:border-right="none" fo:border-top="0.15pt solid #000000" fo:border-bottom="0.1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add9e0" fo:padding="0.049cm" fo:border-left="0.15pt solid #000000" fo:border-right="none" fo:border-top="0.15pt solid #000000" fo:border-bottom="0.05pt solid #000000" style:writing-mode="page">
        <style:background-image/>
      </style:table-cell-properties>
    </style:style>
    <style:style style:name="Table2.G1" style:family="table-cell">
      <style:table-cell-properties style:vertical-align="middle" fo:background-color="#ecf191" fo:padding="0.049cm" fo:border-left="0.15pt solid #000000" fo:border-right="0.15pt solid #000000" fo:border-top="0.15pt solid #000000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#add9e0" fo:padding="0.049cm" fo:border-left="0.15pt solid #000000" fo:border-right="none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3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4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5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6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7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3" style:family="table">
      <style:table-properties style:width="7.001cm" table:align="left" fo:background-color="transparent" style:may-break-between-rows="false" style:writing-mode="lr-tb">
        <style:background-image/>
      </style:table-properties>
    </style:style>
    <style:style style:name="Table3.A" style:family="table-column">
      <style:table-column-properties style:column-width="1.162cm"/>
    </style:style>
    <style:style style:name="Table3.B" style:family="table-column">
      <style:table-column-properties style:column-width="1.166cm"/>
    </style:style>
    <style:style style:name="Table3.D" style:family="table-column">
      <style:table-column-properties style:column-width="1.168cm"/>
    </style:style>
    <style:style style:name="Table3.F" style:family="table-column">
      <style:table-column-properties style:column-width="1.173cm"/>
    </style:style>
    <style:style style:name="Table3.1" style:family="table-row">
      <style:table-row-properties style:row-height="1.011cm" fo:background-color="transparent">
        <style:background-image/>
      </style:table-row-properties>
    </style:style>
    <style:style style:name="Table3.A1" style:family="table-cell">
      <style:table-cell-properties style:vertical-align="middle" fo:padding="0.049cm" fo:border="none" style:writing-mode="page"/>
    </style:style>
    <style:style style:name="Table3.B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3.2" style:family="table-row">
      <style:table-row-properties style:row-height="1.109cm" fo:background-color="transparent">
        <style:background-image/>
      </style:table-row-properties>
    </style:style>
    <style:style style:name="Table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3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4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5" style:family="table-cell">
      <style:table-cell-properties fo:background-color="#0000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248e62"/>
    </style:style>
    <style:style style:name="P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40e4a9"/>
    </style:style>
    <style:style style:name="P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Header">
      <style:text-properties fo:font-size="3pt" style:font-size-asian="4pt" style:font-size-complex="4pt"/>
    </style:style>
    <style:style style:name="P7" style:family="paragraph" style:parent-style-name="Header">
      <style:text-properties fo:font-size="14pt" style:font-size-asian="14pt" style:font-size-complex="14pt"/>
    </style:style>
    <style:style style:name="P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0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Footer">
      <style:text-properties officeooo:paragraph-rsid="00c384cf"/>
    </style:style>
    <style:style style:name="P1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1" style:family="paragraph" style:parent-style-name="_5f_Paragraphe_20_livret_20_">
      <style:paragraph-properties fo:text-align="center" style:justify-single-word="false"/>
      <style:text-properties officeooo:paragraph-rsid="0082316b"/>
    </style:style>
    <style:style style:name="P22" style:family="paragraph" style:parent-style-name="_5f_Paragraphe_20_livret_20_">
      <style:text-properties officeooo:paragraph-rsid="0082316b"/>
    </style:style>
    <style:style style:name="P23" style:family="paragraph" style:parent-style-name="_5f_Paragraphe_20_livret_20_">
      <style:text-properties fo:font-size="10pt" officeooo:paragraph-rsid="0082316b" style:font-size-asian="8.75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officeooo:paragraph-rsid="0082316b"/>
    </style:style>
    <style:style style:name="P25" style:family="paragraph" style:parent-style-name="Table_20_Contents">
      <style:paragraph-properties fo:text-align="center" style:justify-single-word="false"/>
      <style:text-properties officeooo:rsid="005a36ed" officeooo:paragraph-rsid="0082316b"/>
    </style:style>
    <style:style style:name="P26" style:family="paragraph" style:parent-style-name="Table_20_Contents">
      <style:paragraph-properties fo:text-align="center" style:justify-single-word="false"/>
      <style:text-properties officeooo:paragraph-rsid="0082316b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5a36ed" officeooo:paragraph-rsid="0082316b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officeooo:rsid="005bddff" officeooo:paragraph-rsid="0082316b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b54ed" officeooo:paragraph-rsid="0082316b" style:font-weight-asian="bold" style:font-weight-complex="bold"/>
    </style:style>
    <style:style style:name="P30" style:family="paragraph" style:parent-style-name="FILET_5f_POINTILLES">
      <style:text-properties officeooo:paragraph-rsid="0082316b"/>
    </style:style>
    <style:style style:name="P31" style:family="paragraph" style:parent-style-name="FILET_5f_POINTILLES">
      <style:text-properties fo:color="#b3b3b3" loext:opacity="100%" officeooo:rsid="005ca1b0" officeooo:paragraph-rsid="0082316b"/>
    </style:style>
    <style:style style:name="P32" style:family="paragraph" style:parent-style-name="_5f_Footer_20_page_20_paire_20__28_G_29_"/>
    <style:style style:name="P33" style:family="paragraph" style:parent-style-name="_5f_Footer_20_page_20_paire_20__28_G_29_">
      <style:text-properties officeooo:paragraph-rsid="02cdb06c"/>
    </style:style>
    <style:style style:name="P3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6" style:family="paragraph" style:parent-style-name="_5f_Paragraphe_20_livret_20_">
      <style:paragraph-properties fo:text-align="center" style:justify-single-word="false"/>
      <style:text-properties officeooo:rsid="00557d48" officeooo:paragraph-rsid="0082316b"/>
    </style:style>
    <style:style style:name="P37" style:family="paragraph" style:parent-style-name="_5f_Paragraphe_20_livret_20_">
      <style:paragraph-properties fo:text-align="center" style:justify-single-word="false"/>
      <style:text-properties officeooo:rsid="0056c997" officeooo:paragraph-rsid="0082316b"/>
    </style:style>
    <style:style style:name="P38" style:family="paragraph" style:parent-style-name="_5f_Paragraphe_20_livret_20_">
      <style:paragraph-properties fo:text-align="center" style:justify-single-word="false"/>
      <style:text-properties officeooo:rsid="0056c997" officeooo:paragraph-rsid="00865755"/>
    </style:style>
    <style:style style:name="P39" style:family="paragraph" style:parent-style-name="_5f_Paragraphe_20_livret_20_">
      <style:paragraph-properties fo:text-align="center" style:justify-single-word="false"/>
      <style:text-properties officeooo:rsid="005870d4" officeooo:paragraph-rsid="0082316b"/>
    </style:style>
    <style:style style:name="P40" style:family="paragraph" style:parent-style-name="_5f_Paragraphe_20_livret_20_">
      <style:paragraph-properties fo:text-align="center" style:justify-single-word="false"/>
      <style:text-properties officeooo:rsid="005870d4" officeooo:paragraph-rsid="00865755"/>
    </style:style>
    <style:style style:name="P41" style:family="paragraph" style:parent-style-name="_5f_Paragraphe_20_livret_20_">
      <style:text-properties officeooo:rsid="0066ff6b" officeooo:paragraph-rsid="0082316b"/>
    </style:style>
    <style:style style:name="P42" style:family="paragraph" style:parent-style-name="_5f_Paragraphe_20_livret_20_">
      <style:text-properties officeooo:rsid="0069f22f" officeooo:paragraph-rsid="0082316b"/>
    </style:style>
    <style:style style:name="P43" style:family="paragraph" style:parent-style-name="_5f_Paragraphe_20_livret_20_">
      <style:text-properties fo:font-weight="bold" officeooo:rsid="0069f22f" officeooo:paragraph-rsid="0082316b" style:font-weight-asian="bold" style:font-weight-complex="bold"/>
    </style:style>
    <style:style style:name="P44" style:family="paragraph" style:parent-style-name="_5f_Paragraphe_20_livret_20_">
      <style:text-properties fo:font-weight="bold" officeooo:paragraph-rsid="0082316b" style:font-weight-asian="bold" style:font-weight-complex="bold"/>
    </style:style>
    <style:style style:name="P45" style:family="paragraph" style:parent-style-name="_5f_Paragraphe_20_livret_20_">
      <style:text-properties officeooo:paragraph-rsid="0082316b"/>
    </style:style>
    <style:style style:name="P46" style:family="paragraph" style:parent-style-name="_5f_Paragraphe_20_livret_20_">
      <style:text-properties fo:font-size="6pt" officeooo:paragraph-rsid="0082316b" style:font-size-asian="5.25pt" style:font-size-complex="6pt"/>
    </style:style>
    <style:style style:name="P47" style:family="paragraph" style:parent-style-name="_5f_Paragraphe_20_livret_20_">
      <style:text-properties fo:font-size="10pt" officeooo:paragraph-rsid="0082316b" style:font-size-asian="8.75pt" style:font-size-complex="10pt"/>
    </style:style>
    <style:style style:name="P48" style:family="paragraph" style:parent-style-name="_5f_Paragraphe_20_livret_20_">
      <style:paragraph-properties fo:text-align="center" style:justify-single-word="false"/>
      <style:text-properties officeooo:paragraph-rsid="00865755"/>
    </style:style>
    <style:style style:name="P49" style:family="paragraph" style:parent-style-name="_5f_Paragraphe_20_livret_20_" style:list-style-name="L1" style:master-page-name="">
      <loext:graphic-properties draw:fill="none"/>
      <style:paragraph-properties fo:margin-left="0.7cm" fo:margin-right="0cm" fo:margin-top="0.101cm" fo:margin-bottom="0.101cm" style:contextual-spacing="false" fo:text-align="justify" style:justify-single-word="false" fo:text-indent="-0.6cm" style:auto-text-indent="false" style:page-number="auto" fo:background-color="transparent" style:shadow="none" style:writing-mode="lr-tb">
        <style:tab-stops/>
      </style:paragraph-properties>
      <style:text-properties officeooo:paragraph-rsid="0082316b"/>
    </style:style>
    <style:style style:name="P50" style:family="paragraph" style:parent-style-name="_5f_Paragraphe_20_livret_20_" style:list-style-name="L1">
      <loext:graphic-properties draw:fill="none"/>
      <style:paragraph-properties fo:margin-left="0.7cm" fo:margin-right="0cm" fo:margin-top="0.101cm" fo:margin-bottom="0.101cm" style:contextual-spacing="false" fo:text-align="justify" style:justify-single-word="false" fo:text-indent="-0.6cm" style:auto-text-indent="false" fo:background-color="transparent" style:shadow="none" style:writing-mode="lr-tb">
        <style:tab-stops/>
      </style:paragraph-properties>
      <style:text-properties officeooo:paragraph-rsid="0082316b"/>
    </style:style>
    <style:style style:name="P51" style:family="paragraph" style:parent-style-name="_5f_Paragraphe_20_livret_20_">
      <style:paragraph-properties fo:margin-top="0cm" fo:margin-bottom="0cm" style:contextual-spacing="false"/>
      <style:text-properties officeooo:paragraph-rsid="00842062"/>
    </style:style>
    <style:style style:name="P52" style:family="paragraph" style:parent-style-name="_5f_Paragraphe_20_livret_20_réponse_20_pointillé" style:list-style-name="_5f_Numérotation_20_des_20_exercices_20_livrets">
      <style:text-properties officeooo:paragraph-rsid="0082316b"/>
    </style:style>
    <style:style style:name="P53" style:family="paragraph" style:parent-style-name="_5f_Paragraphe_20_livret_20_réponse_20_pointillé" style:list-style-name="_5f_Numérotation_20_des_20_exercices_20_livrets">
      <style:paragraph-properties fo:text-align="start" style:justify-single-word="false"/>
      <style:text-properties officeooo:paragraph-rsid="0082316b"/>
    </style:style>
    <style:style style:name="P54" style:family="paragraph" style:parent-style-name="_5f_Paragraphe_20_livret_20_réponse_20_pointillé" style:list-style-name="">
      <style:paragraph-properties fo:text-align="start" style:justify-single-word="false"/>
      <style:text-properties officeooo:paragraph-rsid="0082316b"/>
    </style:style>
    <style:style style:name="P55" style:family="paragraph" style:parent-style-name="_5f_Paragraphe_20_livret_20_réponse_20_pointillé" style:list-style-name="">
      <style:paragraph-properties fo:text-align="start" style:justify-single-word="false"/>
      <style:text-properties fo:color="#b3b3b3" loext:opacity="100%" officeooo:rsid="005ca1b0" officeooo:paragraph-rsid="0082316b"/>
    </style:style>
    <style:style style:name="P56" style:family="paragraph" style:parent-style-name="_5f_Paragraphe_20_livret_20_réponse_20_élève" style:list-style-name="_5f_Numérotation_20_des_20_exercices_20_livrets">
      <style:text-properties officeooo:paragraph-rsid="0082316b"/>
    </style:style>
    <style:style style:name="P57" style:family="paragraph" style:parent-style-name="_5f_Paragraphe_20_livret_20_réponse_20_élève" style:list-style-name="_5f_Numérotation_20_des_20_exercices_20_livrets">
      <style:text-properties officeooo:rsid="0066ff6b" officeooo:paragraph-rsid="0082316b"/>
    </style:style>
    <style:style style:name="P58" style:family="paragraph" style:parent-style-name="_5f_Paragraphe_20_livret_20_réponse_20_élève" style:list-style-name="">
      <style:text-properties fo:color="#b3b3b3" loext:opacity="100%" officeooo:rsid="005ca1b0" officeooo:paragraph-rsid="0082316b"/>
    </style:style>
    <style:style style:name="P59" style:family="paragraph" style:parent-style-name="_5f_Paragraphe_20_énoncé_20_après_20_numéro_20_question">
      <style:text-properties officeooo:paragraph-rsid="0082316b"/>
    </style:style>
    <style:style style:name="P60" style:family="paragraph" style:parent-style-name="_5f_Paragraphe_20_énoncé_20_après_20_numéro_20_question">
      <style:text-properties officeooo:rsid="004ad775" officeooo:paragraph-rsid="0082316b"/>
    </style:style>
    <style:style style:name="P61" style:family="paragraph" style:parent-style-name="_5f_Paragraphe_20_énoncé_20_après_20_numéro_20_question">
      <style:text-properties officeooo:rsid="004c399b" officeooo:paragraph-rsid="0082316b"/>
    </style:style>
    <style:style style:name="P62" style:family="paragraph" style:parent-style-name="_5f_Paragraphe_20_énoncé_20_après_20_numéro_20_question">
      <style:text-properties officeooo:rsid="004dfcef" officeooo:paragraph-rsid="0082316b"/>
    </style:style>
    <style:style style:name="P63" style:family="paragraph" style:parent-style-name="_5f_Paragraphe_20_énoncé_20_après_20_numéro_20_question" style:list-style-name="">
      <style:text-properties officeooo:rsid="004dfcef" officeooo:paragraph-rsid="0082316b"/>
    </style:style>
    <style:style style:name="P64" style:family="paragraph" style:parent-style-name="_5f_Titre_20_d_27_exercices_20_livret" style:list-style-name="_5f_Numérotation_20_des_20_exercices_20_livrets"/>
    <style:style style:name="P65" style:family="paragraph" style:parent-style-name="_5f_Titre_20_d_27_exercices_20_livret_20_avec_20_num_20_exo" style:list-style-name="_5f_Numérotation_20_des_20_exercices_20_livrets">
      <style:text-properties officeooo:paragraph-rsid="0082316b"/>
    </style:style>
    <style:style style:name="P66" style:family="paragraph" style:parent-style-name="_5f_Titre_20_d_27_exercices_20_livret_20_avec_20_num_20_exo">
      <style:text-properties officeooo:paragraph-rsid="0082316b"/>
    </style:style>
    <style:style style:name="P67" style:family="paragraph" style:parent-style-name="_5f_Titre_20_d_27_exercices_20_livret_20_avec_20_num_20_exo">
      <style:paragraph-properties fo:margin-top="0.3cm" fo:margin-bottom="0.199cm" style:contextual-spacing="false">
        <style:tab-stops/>
      </style:paragraph-properties>
      <style:text-properties officeooo:rsid="0069f22f" officeooo:paragraph-rsid="0082316b"/>
    </style:style>
    <style:style style:name="P68" style:family="paragraph" style:parent-style-name="_5f_Titre_20_d_27_exercices_20_livret_20_sans_20_titre_20_avec_20_num_20_exo" style:list-style-name="_5f_Numérotation_20_des_20_exercices_20_livrets"/>
    <style:style style:name="P69" style:family="paragraph" style:parent-style-name="_5f_Titre_20_d_27_exercices_20_livret_20_sans_20_titre_20_avec_20_num_20_exo" style:list-style-name="_5f_Numérotation_20_des_20_exercices_20_livrets">
      <style:text-properties officeooo:paragraph-rsid="0082316b"/>
    </style:style>
    <style:style style:name="P70" style:family="paragraph" style:parent-style-name="_5f_Titre_20_d_27_exercices_20_livret_20_sans_20_titre_20_avec_20_num_20_exo" style:list-style-name="_5f_Numérotation_20_des_20_exercices_20_livrets">
      <style:text-properties officeooo:rsid="005426a4" officeooo:paragraph-rsid="0082316b"/>
    </style:style>
    <style:style style:name="P71" style:family="paragraph" style:parent-style-name="_5f_Titre_20_d_27_exercices_20_livret_20_sans_20_titre_20_avec_20_num_20_exo" style:list-style-name="_5f_Numérotation_20_des_20_exercices_20_livrets">
      <style:text-properties officeooo:rsid="00629130" officeooo:paragraph-rsid="0082316b"/>
    </style:style>
    <style:style style:name="P72" style:family="paragraph" style:parent-style-name="_5f_Titre_20_d_27_exercices_20_livret_20_sans_20_titre_20_avec_20_num_20_exo" style:list-style-name="_5f_Numérotation_20_des_20_exercices_20_livrets">
      <style:text-properties officeooo:rsid="0066ff6b" officeooo:paragraph-rsid="0082316b"/>
    </style:style>
    <style:style style:name="P73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style:page-number="auto"/>
      <style:text-properties officeooo:rsid="00456b88" officeooo:paragraph-rsid="0082316b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76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-color="#2a6099"/>
      <style:paragraph-properties fo:text-align="center"/>
    </style:style>
    <style:style style:name="P78" style:family="paragraph">
      <loext:graphic-properties draw:fill="solid" draw:fill-color="#7fb241"/>
    </style:style>
    <style:style style:name="P7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7e12c"/>
    </style:style>
    <style:style style:name="P8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officeooo:rsid="0160d7ef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1" style:family="text">
      <style:text-properties style:use-window-font-color="true" loext:opacity="0%" officeooo:rsid="005ca1b0"/>
    </style:style>
    <style:style style:name="T12" style:family="text">
      <style:text-properties style:use-window-font-color="true" loext:opacity="0%" style:font-name="Bitstream Vera Sans6" fo:font-size="10pt" officeooo:rsid="00629130" style:font-name-asian="Symbol" style:font-name-complex="Symbol"/>
    </style:style>
    <style:style style:name="T13" style:family="text">
      <style:text-properties style:use-window-font-color="true" loext:opacity="0%" style:font-name="Bitstream Vera Sans6" fo:font-size="10pt" officeooo:rsid="0066ff6b"/>
    </style:style>
    <style:style style:name="T14" style:family="text">
      <style:text-properties style:use-window-font-color="true" loext:opacity="0%" style:font-name-complex="Arial2"/>
    </style:style>
    <style:style style:name="T15" style:family="text">
      <style:text-properties style:use-window-font-color="true" loext:opacity="0%" officeooo:rsid="00857bea" style:font-name-complex="Arial2"/>
    </style:style>
    <style:style style:name="T16" style:family="text">
      <style:text-properties style:use-window-font-color="true" loext:opacity="0%"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" style:family="text">
      <style:text-properties style:use-window-font-color="true" loext:opacity="0%" style:text-position="0% 100%" style:font-name="Times New Roman1" fo:font-style="normal" fo:font-weight="normal" officeooo:rsid="0031d787" style:font-style-asian="normal" style:font-weight-asian="normal" style:font-name-complex="Arial2" style:font-style-complex="normal" style:font-weight-complex="normal"/>
    </style:style>
    <style:style style:name="T18" style:family="text">
      <style:text-properties style:use-window-font-color="true" loext:opacity="0%" officeooo:rsid="0066ff6b"/>
    </style:style>
    <style:style style:name="T19" style:family="text">
      <style:text-properties style:use-window-font-color="true" loext:opacity="0%" fo:font-weight="normal" officeooo:rsid="00857bea" style:font-weight-asian="normal" style:font-name-complex="Arial2" style:font-weight-complex="normal"/>
    </style:style>
    <style:style style:name="T20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21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22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23" style:family="text">
      <style:text-properties officeooo:rsid="002925a2"/>
    </style:style>
    <style:style style:name="T24" style:family="text">
      <style:text-properties officeooo:rsid="002b33e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6066c8" style:font-weight-asian="bold" style:font-weight-complex="bold"/>
    </style:style>
    <style:style style:name="T27" style:family="text">
      <style:text-properties fo:font-weight="bold" style:font-weight-asian="bold" style:font-name-complex="Arial2" style:font-weight-complex="bold"/>
    </style:style>
    <style:style style:name="T28" style:family="text">
      <style:text-properties fo:color="#000000" loext:opacity="100%" style:font-name="Bitstream Vera Sans2" fo:font-size="10pt" fo:font-style="normal" fo:font-weight="normal" officeooo:rsid="0066ff6b"/>
    </style:style>
    <style:style style:name="T29" style:family="text">
      <style:text-properties fo:color="#000000" loext:opacity="100%" style:font-name="Bitstream Vera Sans4" fo:font-size="10pt" fo:font-style="normal" fo:font-weight="normal" officeooo:rsid="007c47cc" style:font-size-asian="10pt" style:font-name-complex="Arial2" style:font-size-complex="10pt"/>
    </style:style>
    <style:style style:name="T30" style:family="text">
      <style:text-properties officeooo:rsid="004638f3"/>
    </style:style>
    <style:style style:name="T31" style:family="text">
      <style:text-properties style:font-name="Bitstream Vera Sans6" fo:font-size="10pt" officeooo:rsid="004638f3"/>
    </style:style>
    <style:style style:name="T32" style:family="text">
      <style:text-properties officeooo:rsid="004dfcef"/>
    </style:style>
    <style:style style:name="T33" style:family="text">
      <style:text-properties officeooo:rsid="005bddff"/>
    </style:style>
    <style:style style:name="T34" style:family="text">
      <style:text-properties fo:color="#b3b3b3" loext:opacity="100%" officeooo:rsid="005ca1b0"/>
    </style:style>
    <style:style style:name="T35" style:family="text">
      <style:text-properties fo:color="#b3b3b3" loext:opacity="100%" officeooo:rsid="005ca1b0" style:font-name-complex="Arial2"/>
    </style:style>
    <style:style style:name="T36" style:family="text">
      <style:text-properties fo:color="#b3b3b3" loext:opacity="100%" officeooo:rsid="00780ca2"/>
    </style:style>
    <style:style style:name="T37" style:family="text">
      <style:text-properties style:font-name="Arial" fo:font-size="12pt" style:font-size-asian="12pt" style:font-name-complex="Arial2" style:font-size-complex="12pt"/>
    </style:style>
    <style:style style:name="T38" style:family="text">
      <style:text-properties style:font-name="Arial" fo:font-size="12pt" style:font-name-asian="Times New Roman5" style:font-size-asian="12pt" style:font-name-complex="Arial2" style:font-size-complex="12pt"/>
    </style:style>
    <style:style style:name="T39" style:family="text">
      <style:text-properties style:font-name-complex="Arial2"/>
    </style:style>
    <style:style style:name="T40" style:family="text">
      <style:text-properties officeooo:rsid="006b54ed" style:font-name-complex="Arial2"/>
    </style:style>
    <style:style style:name="T41" style:family="text">
      <style:text-properties style:font-name="Bitstream Vera Sans4" fo:font-size="10pt" style:font-size-asian="10pt" style:font-name-complex="Arial2" style:font-size-complex="10pt"/>
    </style:style>
    <style:style style:name="T42" style:family="text">
      <style:text-properties style:font-name="Bitstream Vera Sans4" fo:font-size="10pt" officeooo:rsid="00611bc5" style:font-size-asian="10pt" style:font-name-complex="Arial2" style:font-size-complex="10pt"/>
    </style:style>
    <style:style style:name="T43" style:family="text">
      <style:text-properties style:font-name="Bitstream Vera Sans4" fo:font-size="10pt" officeooo:rsid="0069f22f" style:font-size-asian="10pt" style:font-name-complex="Arial2" style:font-size-complex="10pt"/>
    </style:style>
    <style:style style:name="T44" style:family="text">
      <style:text-properties style:font-name="Bitstream Vera Sans4" fo:font-size="10pt" officeooo:rsid="0066ff6b" style:font-size-asian="10pt" style:font-name-complex="Arial2" style:font-size-complex="10pt"/>
    </style:style>
    <style:style style:name="T45" style:family="text">
      <style:text-properties style:font-name="Bitstream Vera Sans4" fo:font-size="10pt" officeooo:rsid="006066c8" style:font-size-asian="10pt" style:font-name-complex="Arial2" style:font-size-complex="10pt"/>
    </style:style>
    <style:style style:name="T46" style:family="text">
      <style:text-properties style:font-name="Bitstream Vera Sans4" fo:font-size="10pt" officeooo:rsid="00611bc5" style:font-name-asian="Symbol" style:font-size-asian="10pt" style:font-name-complex="Symbol" style:font-size-complex="10pt"/>
    </style:style>
    <style:style style:name="T47" style:family="text">
      <style:text-properties style:font-name="Bitstream Vera Sans4" fo:font-size="10pt" officeooo:rsid="006066c8" style:font-name-asian="Symbol" style:font-size-asian="10pt" style:font-name-complex="Symbol" style:font-size-complex="10pt"/>
    </style:style>
    <style:style style:name="T48" style:family="text">
      <style:text-properties style:font-name="Bitstream Vera Sans4" fo:font-size="10pt" style:font-name-asian="Times New Roman5" style:font-size-asian="10pt" style:font-name-complex="Arial2" style:font-size-complex="10pt"/>
    </style:style>
    <style:style style:name="T49" style:family="text">
      <style:text-properties style:font-name="Bitstream Vera Sans4" fo:font-size="10pt" officeooo:rsid="006b54ed" style:font-name-asian="Times New Roman5" style:font-size-asian="10pt" style:font-name-complex="Arial2" style:font-size-complex="10pt"/>
    </style:style>
    <style:style style:name="T50" style:family="text">
      <style:text-properties style:font-name="Bitstream Vera Sans4" fo:font-size="10pt" fo:font-weight="bold" style:font-name-asian="Times New Roman5" style:font-size-asian="10pt" style:font-weight-asian="bold" style:font-name-complex="Arial2" style:font-size-complex="10pt" style:font-weight-complex="bold"/>
    </style:style>
    <style:style style:name="T51" style:family="text">
      <style:text-properties style:font-name="Bitstream Vera Sans4" fo:font-size="10pt" fo:font-weight="bold" style:font-size-asian="10pt" style:font-weight-asian="bold" style:font-name-complex="Arial2" style:font-size-complex="10pt" style:font-weight-complex="bold"/>
    </style:style>
    <style:style style:name="T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53" style:family="text">
      <style:text-properties style:text-position="0% 100%" style:font-name="Times New Roman1" fo:font-style="normal" fo:font-weight="normal" officeooo:rsid="0031d787" style:font-style-asian="normal" style:font-weight-asian="normal" style:font-name-complex="Arial2" style:font-style-complex="normal" style:font-weight-complex="normal"/>
    </style:style>
    <style:style style:name="T54" style:family="text">
      <style:text-properties officeooo:rsid="0066ff6b"/>
    </style:style>
    <style:style style:name="T55" style:family="text">
      <style:text-properties officeooo:rsid="0069f22f"/>
    </style:style>
    <style:style style:name="T56" style:family="text">
      <style:text-properties officeooo:rsid="0082316b"/>
    </style:style>
    <style:style style:name="T57" style:family="text">
      <style:text-properties officeooo:rsid="006066c8"/>
    </style:style>
    <style:style style:name="T58" style:family="text">
      <style:text-properties officeooo:rsid="0056c997"/>
    </style:style>
    <style:style style:name="T59" style:family="text">
      <style:text-properties officeooo:rsid="00557d48"/>
    </style:style>
    <style:style style:name="T60" style:family="text">
      <style:text-properties officeooo:rsid="005426a4"/>
    </style:style>
    <style:style style:name="T6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7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81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8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7" draw:name="Shape8_3" draw:style-name="gr1" draw:text-style-name="P75" svg:width="2.703cm" svg:height="0.715cm" draw:transform="rotate (0.0872664625997165) translate (1.32644444444444cm 1.21884722222222cm)">
        <draw:text-box>
          <text:p text:style-name="P74"><text:span text:style-name="T61">S</text:span><text:span text:style-name="T61">é</text:span><text:span text:style-name="T61">r</text:span><text:span text:style-name="T61">i</text:span><text:span text:style-name="T61">e</text:span><text:span text:style-name="T61"> </text:span><text:span text:style-name="T61">1</text:span></text:p>
        </draw:text-box>
      </draw:frame>
      <draw:frame text:anchor-type="page" text:anchor-page-number="7" draw:z-index="10" draw:name="Shape2_7" draw:style-name="gr1" draw:text-style-name="P75" svg:width="2.701cm" svg:height="0.715cm" draw:transform="rotate (0.0876155284501153) translate (1.13594444444444cm 0.936625cm)">
        <draw:text-box>
          <text:p text:style-name="P74"><text:span text:style-name="T61">Série 1</text:span></text:p>
        </draw:text-box>
      </draw:frame>
      <draw:frame text:anchor-type="page" text:anchor-page-number="6" draw:z-index="9" draw:name="Shape2_6" draw:style-name="gr1" draw:text-style-name="P75" svg:width="2.701cm" svg:height="0.715cm" draw:transform="rotate (0.0876155284501153) translate (1.13594444444444cm 0.936625cm)">
        <draw:text-box>
          <text:p text:style-name="P74"><text:span text:style-name="T61">Série 1</text:span></text:p>
        </draw:text-box>
      </draw:frame>
      <draw:frame text:anchor-type="page" text:anchor-page-number="2" draw:z-index="8" draw:name="Shape2_4" draw:style-name="gr1" draw:text-style-name="P75" svg:width="2.701cm" svg:height="0.715cm" draw:transform="rotate (0.0876155284501153) translate (1.24530555555556cm 1.27705555555556cm)">
        <draw:text-box>
          <text:p text:style-name="P74"><text:span text:style-name="T61">Série 1</text:span></text:p>
        </draw:text-box>
      </draw:frame>
      <draw:frame text:anchor-type="page" text:anchor-page-number="5" draw:z-index="7" draw:name="Shape2_1" draw:style-name="gr1" draw:text-style-name="P75" svg:width="2.701cm" svg:height="0.715cm" draw:transform="rotate (0.0876155284501153) translate (1.13594444444444cm 0.936625cm)">
        <draw:text-box>
          <text:p text:style-name="P74"><text:span text:style-name="T61">S</text:span><text:span text:style-name="T61">é</text:span><text:span text:style-name="T61">r</text:span><text:span text:style-name="T61">i</text:span><text:span text:style-name="T61">e</text:span><text:span text:style-name="T61"> </text:span><text:span text:style-name="T61">1</text:span></text:p>
        </draw:text-box>
      </draw:frame>
      <draw:frame text:anchor-type="page" text:anchor-page-number="3" draw:z-index="6" draw:name="Shape2_0" draw:style-name="gr1" draw:text-style-name="P75" svg:width="2.701cm" svg:height="0.715cm" draw:transform="rotate (0.0876155284501153) translate (1.13594444444444cm 1.44286111111111cm)">
        <draw:text-box>
          <text:p text:style-name="P74"><text:span text:style-name="T61">Série 1</text:span></text:p>
        </draw:text-box>
      </draw:frame>
      <draw:path text:anchor-type="page" text:anchor-page-number="3" draw:z-index="5" draw:name="Shape7_1" draw:style-name="gr16" draw:text-style-name="P81" svg:width="4.329cm" svg:height="2.24cm" svg:x="-0.028cm" svg:y="0cm" svg:viewBox="0 0 4330 2241" svg:d="M0 2241l3984-288c209-15 363-168 345-342l-170-1611h-4159z">
        <text:p/>
      </draw:path>
      <draw:path text:anchor-type="page" text:anchor-page-number="2" draw:z-index="1" draw:name="Shape7_0" draw:style-name="gr16" draw:text-style-name="P81" svg:width="4.329cm" svg:height="2.24cm" svg:x="-0.028cm" svg:y="0cm" svg:viewBox="0 0 4330 2241" svg:d="M0 2241l3984-288c209-15 363-168 345-342l-170-1611h-4159z">
        <text:p/>
      </draw:path>
      <draw:path text:anchor-type="page" text:anchor-page-number="1" draw:z-index="0" draw:name="Shape1_0" draw:style-name="gr16" draw:text-style-name="P81" svg:width="4.329cm" svg:height="2.24cm" svg:x="0cm" svg:y="0cm" svg:viewBox="0 0 4330 2241" svg:d="M0 2241l3984-288c209-15 363-168 345-342l-170-1611h-4159z">
        <text:p/>
      </draw:path>
      <text:list xml:id="list3961744608" text:style-name="_5f_Numérotation_20_des_20_exercices_20_livrets">
        <text:list-item>
          <text:p text:style-name="P73">Dans cet exercice :</text:p>
        </text:list-item>
      </text:list>
      <text:p text:style-name="P22">- Écris chaque nombre décimal sous la forme d’une fraction décimale.</text:p>
      <text:p text:style-name="P22">- Colorie l’aire correspondant au nombre décimal indiqué, sachant qu’un carré représente une unité.</text:p>
      <text:section text:style-name="Sect1" text:name="Section2">
        <text:p text:style-name="P46"><draw:g text:anchor-type="paragraph" draw:z-index="31" draw:name="DrawObject6_3" draw:style-name="gr2"><draw:g draw:style-name="gr3"><draw:custom-shape draw:style-name="gr5" draw:text-style-name="P76" svg:width="0.359cm" svg:height="0.359cm" draw:transform="rotate (0.00366519142918809) translate (0.472722222222222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78013888888889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7725cm 0.725958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78013888888889cm 1.085791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478013888888889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0.479777777777778cm 1.80269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79777777777778cm 2.1670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81541666666667cm 2.526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0.484305555555556cm 2.88495833333333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0.481541666666667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0.832555555555556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37847222222222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36083333333333cm 0.725958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37847222222222cm 1.085791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837847222222222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839611111111111cm 1.8026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42375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42375cm 2.526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skewX (0.00488692190558412) rotate (0.00366519142918809) translate (0.844902777777778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842375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1.19338888888889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9768055555556cm 0.36612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9591666666667cm 0.725958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9768055555556cm 1.085791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1.19768055555556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20044444444444cm 1.8026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20044444444444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20297222222222cm 2.526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20473611111111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20297222222222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55398611111111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5751388888889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55751388888889cm 0.725958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5751388888889cm 1.085791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1.55751388888889cm 1.444625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56027777777778cm 1.80269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6104166666667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6280555555556cm 2.526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56456944444444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56280555555556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91205555555556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91834722222222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91558333333333cm 0.725958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91834722222222cm 1.085791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91834722222222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91911111111111cm 1.8026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920875cm 2.1670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920875cm 2.526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1.92263888888889cm 2.88495833333333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920875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2.26936111111111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7641666666667cm 0.36612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7365277777778cm 0.725958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7641666666667cm 1.085791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2.27641666666667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27641666666667cm 1.8026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7894444444444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8070833333333cm 2.526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28347222222222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28070833333333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63172222222222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3625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2.63625cm 0.725958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3625cm 1.085791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2.63625cm 1.444625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2.63701388888889cm 1.80269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3877777777778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4054166666667cm 2.526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64330555555556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64054166666667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99155555555556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9684722222222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9508333333333cm 0.725958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9684722222222cm 1.085791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9684722222222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2.99861111111111cm 1.80269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9861111111111cm 2.1670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001375cm 2.526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001375cm 2.88495833333333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3.001375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3.35238888888889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5668055555556cm 0.36612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5491666666667cm 0.725958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5668055555556cm 1.085791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35668055555556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35944444444444cm 1.8026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5944444444444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36197222222222cm 2.526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36197222222222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3.36197222222222cm 3.244791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3.71222222222222cm 0.00529166666666667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71651388888889cm 0.36612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71475cm 0.725958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71651388888889cm 1.085791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71651388888889cm 1.44462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71927777777778cm 1.8026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2004166666667cm 2.1670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2180555555556cm 2.526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72356944444444cm 2.88495833333333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72180555555556cm 3.24479166666667cm)"><text:p/><draw:enhanced-geometry svg:viewBox="0 0 21600 21600" draw:type="rectangle" draw:enhanced-path="M 0 0 L 21600 0 21600 21600 0 21600 0 0 Z N"/></draw:custom-shape></draw:g></draw:g></text:p>
        <text:p text:style-name="P22"/>
        <text:p text:style-name="P22"/>
        <text:p text:style-name="P22"/>
        <text:p text:style-name="P22"/>
        <text:p text:style-name="P23"/>
        <text:list xml:id="list64428976337571" text:continue-numbering="true" text:style-name="_5f_Numérotation_20_des_20_exercices_20_livrets">
          <text:list-item>
            <text:list>
              <text:list-item>
                <text:p text:style-name="P59"><text:span text:style-name="T31">0</text:span><text:span text:style-name="T30">,8 = </text:span><text:span text:style-name="T30"><draw:frame draw:style-name="fr3" draw:name="Object15" text:anchor-type="as-char" svg:y="-0.534cm" svg:width="0.94cm" svg:height="0.87cm" draw:z-index="4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  </text:list-item>
            </text:list>
          </text:list-item>
        </text:list>
        <text:p text:style-name="P46"><draw:g text:anchor-type="paragraph" draw:z-index="33" draw:name="DrawObject6_6" draw:style-name="gr2"><draw:g draw:style-name="gr3"><draw:custom-shape draw:style-name="gr5" draw:text-style-name="P76" svg:width="0.359cm" svg:height="0.359cm" draw:transform="rotate (0.00366519142918809) translate (0.446263888888889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449791666666667cm 0.366888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49791666666667cm 0.7267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49791666666667cm 1.0865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49791666666667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53319444444444cm 1.807986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0.455083333333333cm 2.16781944444444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0.455083333333333cm 2.525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0.456847222222222cm 2.88572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0.455083333333333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0.806097222222222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0.811388888888889cm 0.3668888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807861111111111cm 0.7267222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811388888888889cm 1.0865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811388888888889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3152777777778cm 1.807986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4916666666667cm 2.167819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0.814916666666667cm 2.525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818444444444444cm 2.88572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814916666666667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16593055555556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17122222222222cm 0.366888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17122222222222cm 0.7267222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122222222222cm 1.0865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122222222222cm 1.44815277777778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298611111111cm 1.807986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298611111111cm 2.16781944444444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1.17375cm 2.525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17827777777778cm 2.88572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17375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52576388888889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53281944444444cm 0.366888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3105555555556cm 0.7267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3281944444444cm 1.0865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3281944444444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3281944444444cm 1.807986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53634722222222cm 2.16781944444444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1.53634722222222cm 2.525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1.53811111111111cm 2.88572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53634722222222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1.88383333333333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89088888888889cm 0.3668888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89125cm 0.7267222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9088888888889cm 1.0865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9088888888889cm 1.44815277777778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9088888888889cm 1.807986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441666666667cm 2.167819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1.89618055555556cm 2.525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89794444444444cm 2.88572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89618055555556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24543055555556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24895833333333cm 0.366888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4895833333333cm 0.7267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4895833333333cm 1.0865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4895833333333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2.24972222222222cm 1.807986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4972222222222cm 2.16781944444444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2.25425cm 2.525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2.25601388888889cm 2.88572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2.25425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2.60526388888889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60879166666667cm 0.3668888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0879166666667cm 0.7267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0879166666667cm 1.0865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0879166666667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1231944444444cm 1.807986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1408333333333cm 2.167819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61584722222222cm 2.525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61584722222222cm 2.88572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61584722222222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96686111111111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2.97038888888889cm 0.3668888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6686111111111cm 0.7267222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7038888888889cm 1.086555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7038888888889cm 1.44815277777778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7215277777778cm 1.807986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7391666666667cm 2.167819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97391666666667cm 2.525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7744444444444cm 2.88572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97391666666667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3.32493055555556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33198611111111cm 0.366888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3022222222222cm 0.7267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3198611111111cm 1.0865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3198611111111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33198611111111cm 1.807986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33198611111111cm 2.16781944444444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3.33275cm 2.52588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33727777777778cm 2.88572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3.33275cm 3.245555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3.68476388888889cm 0.007055555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69181944444444cm 0.3668888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69005555555556cm 0.7267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69181944444444cm 1.086555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69181944444444cm 1.448152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69181944444444cm 1.807986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69534722222222cm 2.167819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3.69711111111111cm 2.52588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698875cm 2.88572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69711111111111cm 3.24555555555556cm)"><text:p/><draw:enhanced-geometry svg:viewBox="0 0 21600 21600" draw:type="rectangle" draw:enhanced-path="M 0 0 L 21600 0 21600 21600 0 21600 0 0 Z N"/></draw:custom-shape></draw:g></draw:g></text:p>
        <text:p text:style-name="P22"/>
        <text:p text:style-name="P22"/>
        <text:p text:style-name="P22"/>
        <text:p text:style-name="P22"/>
        <text:p text:style-name="P23"/>
        <text:list xml:id="list64427573586463" text:continue-numbering="true" text:style-name="_5f_Numérotation_20_des_20_exercices_20_livrets">
          <text:list-item>
            <text:list>
              <text:list-item>
                <text:p text:style-name="P60">0,63 = <draw:frame draw:style-name="fr3" draw:name="Object16" text:anchor-type="as-char" svg:y="-0.534cm" svg:width="0.94cm" svg:height="0.87cm" draw:z-index="6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46"><draw:g text:anchor-type="paragraph" draw:z-index="11" draw:name="DrawObject6_0" draw:style-name="gr2"><draw:g draw:style-name="gr3"><draw:custom-shape draw:style-name="gr5" draw:text-style-name="P76" svg:width="0.359cm" svg:height="0.359cm" draw:transform="rotate (0.00366519142918809) translate (0.462138888888889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67430555555556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467430555555556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0.467430555555556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467430555555556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0.469194444444444cm 1.6439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74486111111111cm 2.00377777777778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0.474486111111111cm 2.36361111111111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0.474486111111111cm 2.7234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74486111111111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0.823736111111111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30791666666667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8245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0.830791666666667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830791666666667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30791666666667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31555555555556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0.831555555555556cm 2.36361111111111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0.837847222222222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0.831555555555556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18533333333333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8886111111111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185333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1.18886111111111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18886111111111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89625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9238888888889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19238888888889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19415277777778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92388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1.54340277777778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5045833333333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550458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1.55045833333333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55045833333333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5045833333333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5045833333333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55651388888889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55651388888889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56513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90147222222222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90752777777778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90676388888889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90752777777778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skewX (0.00488692190558412) rotate (0.00366519142918809) translate (1.90752777777778cm 1.28587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90752777777778cm 1.6439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91029166666667cm 2.00377777777778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91029166666667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91381944444444cm 2.7234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91029166666667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25854166666667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6836111111111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264833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26836111111111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26836111111111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6836111111111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6836111111111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2.270125cm 2.36361111111111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2.27541666666667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2.27012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2.619375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2643055555556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62466666666667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62643055555556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62643055555556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2643055555556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3172222222222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63172222222222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63348611111111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3172222222222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2.98273611111111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8626388888889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98626388888889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98626388888889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8626388888889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8626388888889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8979166666667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99055555555556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9331944444444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9055555555556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3.34156944444444cm -0.1552222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34433333333333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3.344333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3.34433333333333cm 0.922513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34433333333333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48625cm 1.6439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48625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348625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35138888888889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4862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3.70240277777778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0769444444444cm 0.20284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70769444444444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3.70769444444444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70769444444444cm 1.28587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70945833333333cm 1.6439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70945833333333cm 2.00377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71122222222222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71122222222222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1122222222222cm 3.08327777777778cm)"><text:p/><draw:enhanced-geometry svg:viewBox="0 0 21600 21600" draw:type="rectangle" draw:enhanced-path="M 0 0 L 21600 0 21600 21600 0 21600 0 0 Z N"/></draw:custom-shape></draw:g></draw:g></text:p>
      <text:p text:style-name="P22"/>
      <text:p text:style-name="P22"/>
      <text:p text:style-name="P22"/>
      <text:p text:style-name="P22"/>
      <text:p text:style-name="P46"/>
      <text:list xml:id="list64429158227823" text:continue-numbering="true" text:style-name="_5f_Numérotation_20_des_20_exercices_20_livrets">
        <text:list-item>
          <text:list>
            <text:list-item>
              <text:p text:style-name="P61">0,89 = <draw:frame draw:style-name="fr3" draw:name="Object17" text:anchor-type="as-char" svg:y="-0.534cm" svg:width="0.94cm" svg:height="0.87cm" draw:z-index="3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46"><draw:g text:anchor-type="paragraph" draw:z-index="37" draw:name="DrawObject6_8" draw:style-name="gr2"><draw:g draw:style-name="gr3"><draw:custom-shape draw:style-name="gr5" draw:text-style-name="P76" svg:width="0.359cm" svg:height="0.359cm" draw:transform="rotate (0.00366519142918809) translate (0.449791666666667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55083333333333cm 0.190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55083333333333cm 0.550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55083333333333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455083333333333cm 1.27352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456847222222222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61375cm 1.99419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61375cm 2.351263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61375cm 2.709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61375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0.809625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6680555555556cm 0.190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2388888888889cm 0.550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6680555555556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816680555555556cm 1.27352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0.816680555555556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9444444444444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9444444444444cm 2.351263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823736111111111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819444444444444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1.17298611111111cm -0.169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475cm 0.190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298611111111cm 0.550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17475cm 0.9111666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1.17475cm 1.27352777777778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1.17651388888889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8004166666667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8004166666667cm 2.351263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8180555555556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8004166666667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53105555555556cm -0.169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3734722222222cm 0.190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3734722222222cm 0.550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3734722222222cm 0.9111666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1.53734722222222cm 1.27352777777778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1.53734722222222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53811111111111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4440277777778cm 2.351263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4440277777778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4440277777778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1.88836111111111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541666666667cm 0.190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265277777778cm 0.550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541666666667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89541666666667cm 1.27352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1.89541666666667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970833333333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970833333333cm 2.351263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90247222222222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89970833333333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24895833333333cm -0.169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5601388888889cm 0.190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5072222222222cm 0.550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5601388888889cm 0.9111666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2.25601388888889cm 1.27352777777778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2.25601388888889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25601388888889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5777777777778cm 2.351263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6306944444444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5777777777778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60879166666667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1408333333333cm 0.190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1331944444444cm 0.550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61408333333333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61408333333333cm 1.27352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61584722222222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1761111111111cm 1.99419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1761111111111cm 2.351263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20375cm 2.709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61761111111111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2.968625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7568055555556cm 0.190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7568055555556cm 0.550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7568055555556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7568055555556cm 1.27352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97568055555556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7844444444444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7844444444444cm 2.351263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2.98097222222222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7844444444444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3.32945833333333cm -0.169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33375cm 0.1905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33198611111111cm 0.550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33375cm 0.9111666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33375cm 1.27352777777778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3.33904166666667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3904166666667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3904166666667cm 2.351263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4080555555556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3904166666667cm 3.07016666666667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3.69005555555556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69634722222222cm 0.1905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69634722222222cm 0.550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69634722222222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skewX (0.00488692190558412) rotate (0.00366519142918809) translate (3.69634722222222cm 1.27352777777778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3.69634722222222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69711111111111cm 1.99419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0063888888889cm 2.351263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0063888888889cm 2.709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70063888888889cm 3.07016666666667cm)"><text:p/><draw:enhanced-geometry svg:viewBox="0 0 21600 21600" draw:type="rectangle" draw:enhanced-path="M 0 0 L 21600 0 21600 21600 0 21600 0 0 Z N"/></draw:custom-shape></draw:g></draw:g><draw:g text:anchor-type="paragraph" draw:z-index="38" draw:name="DrawObject6_9" draw:style-name="gr2"><draw:g draw:style-name="gr3"><draw:custom-shape draw:style-name="gr5" draw:text-style-name="P76" svg:width="0.359cm" svg:height="0.359cm" draw:transform="rotate (0.00366519142918809) translate (4.21040277777778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21393055555556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21393055555556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4.21393055555556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21393055555556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4.21745833333333cm 1.64218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4.22098611111111cm 2.00554166666667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4.22098611111111cm 2.36361111111111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4.22098611111111cm 2.7234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4.22098611111111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4.57023611111111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57729166666667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57729166666667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4.57729166666667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57729166666667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57729166666667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57905555555556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4.57905555555556cm 2.36361111111111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4.58434722222222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4.57905555555556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4.93083333333333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3536111111111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930833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4.93536111111111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93536111111111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3788888888889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3788888888889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93788888888889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94241666666667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37888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5.28990277777778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29695833333333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296958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5.29695833333333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5.29695833333333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29695833333333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29695833333333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30401388888889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5.30401388888889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304013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5.65326388888889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5.65502777777778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65326388888889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65502777777778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skewX (0.00488692190558412) rotate (0.00366519142918809) translate (5.65502777777778cm 1.28763888888889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65579166666667cm 1.64218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65579166666667cm 2.00554166666667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5.65579166666667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5.66031944444444cm 2.72344444444444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65579166666667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6.00604166666667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01386111111111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011333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6.01386111111111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01386111111111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01386111111111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01386111111111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6.01838888888889cm 2.36361111111111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6.02191666666667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6.01838888888889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6.37116666666667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7293055555556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37116666666667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6.37293055555556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37293055555556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7822222222222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7822222222222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37822222222222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37998611111111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7822222222222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6.72923611111111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73176388888889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73176388888889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6.73176388888889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73176388888889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73176388888889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73629166666667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73881944444444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73881944444444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73881944444444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7.08906944444444cm -0.1552222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7.08983333333333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7.08983333333333cm 0.562680555555555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7.08983333333333cm 0.922513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7.08983333333333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096125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096125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7.096125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7.09688888888889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096125cm 3.08327777777778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7.44890277777778cm -0.1552222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45419444444444cm 0.204611111111111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7.45419444444444cm 0.56268055555555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7.45419444444444cm 0.92251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7.45419444444444cm 1.28763888888889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7.45595833333333cm 1.64218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45948611111111cm 2.005541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7.45948611111111cm 2.36361111111111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7.45948611111111cm 2.72344444444444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45948611111111cm 3.08327777777778cm)"><text:p/><draw:enhanced-geometry svg:viewBox="0 0 21600 21600" draw:type="rectangle" draw:enhanced-path="M 0 0 L 21600 0 21600 21600 0 21600 0 0 Z N"/></draw:custom-shape></draw:g></draw:g></text:p>
      <text:p text:style-name="P22"/>
      <text:p text:style-name="P22"/>
      <text:p text:style-name="P22"/>
      <text:p text:style-name="P23"/>
      <text:p text:style-name="P46"/>
      <text:list xml:id="list64427975638364" text:continue-numbering="true" text:style-name="_5f_Numérotation_20_des_20_exercices_20_livrets">
        <text:list-item>
          <text:list>
            <text:list-item>
              <text:p text:style-name="P62">1,6 = <draw:frame draw:style-name="fr3" draw:name="Object18" text:anchor-type="as-char" svg:y="-0.534cm" svg:width="0.94cm" svg:height="0.87cm" draw:z-index="3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</text:list>
        </text:list-item>
      </text:list>
      <text:p text:style-name="P46"><draw:g text:anchor-type="paragraph" draw:z-index="39" draw:name="DrawObject6_10" draw:style-name="gr2"><draw:g draw:style-name="gr3"><draw:custom-shape draw:style-name="gr5" draw:text-style-name="P76" svg:width="0.359cm" svg:height="0.359cm" draw:transform="rotate (0.00366519142918809) translate (0.414513888888889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419805555555556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419805555555556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0.419805555555556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419805555555556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0.421569444444444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26861111111111cm 1.99143055555556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0.426861111111111cm 2.3495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0.426861111111111cm 2.711097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0.426861111111111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0.777111111111111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784166666666667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0.777875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0.784166666666667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0.784166666666667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784166666666667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0.784930555555556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0.784930555555556cm 2.3495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0.791222222222222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0.784930555555556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13770833333333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4223611111111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13770833333333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1.14223611111111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14223611111111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43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4476388888889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14476388888889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14652777777778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14476388888889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1.49577777777778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0283333333333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50283333333333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1.50283333333333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50283333333333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0283333333333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0283333333333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50988888888889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50988888888889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1.50988888888889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1.85384722222222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1.86090277777778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86013888888889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1.86090277777778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skewX (0.00488692190558412) rotate (0.00366519142918809) translate (1.86090277777778cm 1.27352777777778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6090277777778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6266666666667cm 1.99143055555556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1.86266666666667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1.86719444444444cm 2.71109722222222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1.86266666666667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2.21191666666667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2073611111111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21820833333333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22073611111111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22073611111111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2073611111111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22073611111111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2.2225cm 2.3495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2.22779166666667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2.2225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2.57175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57880555555556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57804166666667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57880555555556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57880555555556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57880555555556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58509722222222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58509722222222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58586111111111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58509722222222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2.93611111111111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3863888888889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93863888888889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2.93863888888889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3863888888889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3863888888889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4316666666667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2.94393055555556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2.94569444444444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2.94393055555556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3.29494444444444cm -0.16933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29670833333333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3.29670833333333cm 0.548569444444444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3.29670833333333cm 0.911166666666667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3.29670833333333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02cm 1.6298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02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302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30376388888889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302cm 3.07093055555556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3.65477777777778cm -0.169333333333333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66106944444444cm 0.1905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66106944444444cm 0.548569444444444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3.66106944444444cm 0.911166666666667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66106944444444cm 1.27352777777778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3.66183333333333cm 1.62983333333333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3.66183333333333cm 1.99143055555556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3.66359722222222cm 2.3495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3.66359722222222cm 2.71109722222222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3.66359722222222cm 3.07093055555556cm)"><text:p/><draw:enhanced-geometry svg:viewBox="0 0 21600 21600" draw:type="rectangle" draw:enhanced-path="M 0 0 L 21600 0 21600 21600 0 21600 0 0 Z N"/></draw:custom-shape></draw:g></draw:g><draw:g text:anchor-type="paragraph" draw:z-index="40" draw:name="DrawObject6_11" draw:style-name="gr2"><draw:g draw:style-name="gr3"><draw:custom-shape draw:style-name="gr5" draw:text-style-name="P76" svg:width="0.359cm" svg:height="0.359cm" draw:transform="rotate (0.00366519142918809) translate (4.17865277777778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18318055555556cm 0.17109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18318055555556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4.18318055555556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18318055555556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4.18570833333333cm 1.6094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4.18570833333333cm 1.96926388888889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4.18847222222222cm 2.33009722222222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4.18847222222222cm 2.6899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4.18847222222222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4.53672222222222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54377777777778cm 0.17109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54125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4.54377777777778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54377777777778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54377777777778cm 1.6094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54830555555556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4.54830555555556cm 2.33009722222222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4.54830555555556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4.54830555555556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4.89931944444444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0361111111111cm 0.171097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4.89931944444444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4.90361111111111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90361111111111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06375cm 1.6094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06375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4.906375cm 2.33009722222222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4.91066666666667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4.906375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5.25915277777778cm -0.1887361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26444444444444cm 0.171097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5.26168055555556cm 0.529166666666667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5.26444444444444cm 0.890763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5.26444444444444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26620833333333cm 1.6094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26620833333333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26873611111111cm 2.33009722222222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5.2705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26873611111111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5.61722222222222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5.62427777777778cm 0.17109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61975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62427777777778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skewX (0.00488692190558412) rotate (0.00366519142918809) translate (5.62427777777778cm 1.251361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62427777777778cm 1.6094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62427777777778cm 1.96926388888889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5.62427777777778cm 2.33009722222222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5.62856944444444cm 2.6899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5.62427777777778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5.97529166666667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98234722222222cm 0.17109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5.97958333333333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5.98234722222222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5.98234722222222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98234722222222cm 1.6094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5.984875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5.98663888888889cm 2.33009722222222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5.98663888888889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5.98663888888889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61cm" svg:height="0.359cm" draw:transform="rotate (0.00366519142918809) translate (6.334125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4218055555556cm 0.171097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6.33765277777778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6.34218055555556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34218055555556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4218055555556cm 1.6094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4470833333333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34470833333333cm 2.33009722222222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34923611111111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34470833333333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skewX (0.00488692190558412) rotate (0.00366519142918809) translate (6.69848611111111cm -0.1887361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6.70025cm 0.171097222222222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6.70025cm 0.529166666666667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6.70025cm 0.890763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6.70025cm 1.251361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6.70025cm 1.6094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70454166666667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6.70730555555556cm 2.33009722222222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6.70730555555556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6.70730555555556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7.05831944444445cm -0.1887361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7.06084722222222cm 0.17109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0.00488692190558412) rotate (0.00366519142918809) translate (7.06084722222222cm 0.529166666666667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skewX (-0.00488692190558412) rotate (0.00366519142918809) translate (7.06084722222222cm 0.890763888888889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7.06084722222222cm 1.25136111111111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7.06261111111111cm 1.6094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7.065375cm 1.96926388888889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7.065375cm 2.33009722222222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7.06613888888889cm 2.68993055555556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065375cm 3.04976388888889cm)"><text:p/><draw:enhanced-geometry svg:viewBox="0 0 21600 21600" draw:type="rectangle" draw:enhanced-path="M 0 0 L 21600 0 21600 21600 0 21600 0 0 Z N"/></draw:custom-shape></draw:g><draw:g draw:style-name="gr3"><draw:custom-shape draw:style-name="gr5" draw:text-style-name="P76" svg:width="0.359cm" svg:height="0.359cm" draw:transform="rotate (0.00366519142918809) translate (7.41815277777778cm -0.1887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rotate (0.00366519142918809) translate (7.42068055555556cm 0.171097222222222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rotate (0.00366519142918809) translate (7.42068055555556cm 0.529166666666667cm)"><text:p/><draw:enhanced-geometry svg:viewBox="0 0 21600 21600" draw:type="rectangle" draw:enhanced-path="M 0 0 L 21600 0 21600 21600 0 21600 0 0 Z N"/></draw:custom-shape><draw:custom-shape draw:style-name="gr7" draw:text-style-name="P76" svg:width="0.359cm" svg:height="0.362cm" draw:transform="skewX (-0.00488692190558412) rotate (0.00366519142918809) translate (7.42068055555556cm 0.890763888888889cm)"><text:p/><draw:enhanced-geometry svg:viewBox="0 0 21600 21600" draw:type="rectangle" draw:enhanced-path="M 0 0 L 21600 0 21600 21600 0 21600 0 0 Z N"/></draw:custom-shape><draw:custom-shape draw:style-name="gr5" draw:text-style-name="P76" svg:width="0.359cm" svg:height="0.359cm" draw:transform="rotate (0.00366519142918809) translate (7.42068055555556cm 1.25136111111111cm)"><text:p/><draw:enhanced-geometry svg:viewBox="0 0 21600 21600" draw:type="rectangle" draw:enhanced-path="M 0 0 L 21600 0 21600 21600 0 21600 0 0 Z N"/></draw:custom-shape><draw:custom-shape draw:style-name="gr6" draw:text-style-name="P76" svg:width="0.359cm" svg:height="0.361cm" draw:transform="skewX (0.00488692190558412) rotate (0.00366519142918809) translate (7.42520833333333cm 1.6094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7.42520833333333cm 1.96926388888889cm)"><text:p/><draw:enhanced-geometry svg:viewBox="0 0 21600 21600" draw:type="rectangle" draw:enhanced-path="M 0 0 L 21600 0 21600 21600 0 21600 0 0 Z N"/></draw:custom-shape><draw:custom-shape draw:style-name="gr7" draw:text-style-name="P76" svg:width="0.361cm" svg:height="0.362cm" draw:transform="rotate (0.00366519142918809) translate (7.42520833333333cm 2.33009722222222cm)"><text:p/><draw:enhanced-geometry svg:viewBox="0 0 21600 21600" draw:type="rectangle" draw:enhanced-path="M 0 0 L 21600 0 21600 21600 0 21600 0 0 Z N"/></draw:custom-shape><draw:custom-shape draw:style-name="gr5" draw:text-style-name="P76" svg:width="0.361cm" svg:height="0.359cm" draw:transform="rotate (0.00366519142918809) translate (7.42520833333333cm 2.68993055555556cm)"><text:p/><draw:enhanced-geometry svg:viewBox="0 0 21600 21600" draw:type="rectangle" draw:enhanced-path="M 0 0 L 21600 0 21600 21600 0 21600 0 0 Z N"/></draw:custom-shape><draw:custom-shape draw:style-name="gr6" draw:text-style-name="P76" svg:width="0.361cm" svg:height="0.361cm" draw:transform="rotate (0.00366519142918809) translate (7.42520833333333cm 3.04976388888889cm)"><text:p/><draw:enhanced-geometry svg:viewBox="0 0 21600 21600" draw:type="rectangle" draw:enhanced-path="M 0 0 L 21600 0 21600 21600 0 21600 0 0 Z N"/></draw:custom-shape></draw:g></draw:g></text:p>
      <text:p text:style-name="P22"/>
      <text:p text:style-name="P22"/>
      <text:p text:style-name="P22"/>
      <text:p text:style-name="P22"/>
      <text:p text:style-name="P46"/>
      <text:list xml:id="list64428107262978" text:continue-numbering="true" text:style-name="_5f_Numérotation_20_des_20_exercices_20_livrets">
        <text:list-item>
          <text:list>
            <text:list-item>
              <text:p text:style-name="P62">1,23 = <draw:frame draw:style-name="fr3" draw:name="Object19" text:anchor-type="as-char" svg:y="-0.534cm" svg:width="0.94cm" svg:height="0.87cm" draw:z-index="3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</text:list>
        </text:list-item>
      </text:list>
      <text:p text:style-name="P63"><draw:g text:anchor-type="paragraph" draw:z-index="46" draw:name="DrawObject6_14" draw:style-name="gr2"><draw:g draw:style-name="gr3"><draw:custom-shape draw:style-name="gr4" draw:text-style-name="P76" svg:width="0.251cm" svg:height="0.251cm" draw:transform="rotate (0.00366519142918809) translate (5.24756944444444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5.25209722222222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25033333333333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25209722222222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25209722222222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5.25209722222222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25209722222222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254625cm 1.83268055555556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5.254625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254625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5.49804166666667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50433333333333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50156944444445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5.50433333333333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5.50433333333333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50433333333333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50609722222222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50609722222222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50609722222222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50609722222222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5.75127777777778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5.75204166666667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5.75204166666667cm 0.5767916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rotate (0.00366519142918809) translate (5.75204166666667cm 0.829027777777778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5.75204166666667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5.75556944444444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5.75833333333333cm 1.58397222222222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5.75833333333333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5.76009722222222cm 2.08668055555556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5.75833333333333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3cm" svg:height="0.251cm" draw:transform="rotate (0.00366519142918809) translate (6.00251388888889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00527777777778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00527777777778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00527777777778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6.00527777777778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00604166666667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00956944444445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00956944444445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01233333333333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00956944444445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6.25298611111111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6.25651388888889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25651388888889cm 0.5767916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rotate (0.00366519142918809) translate (6.25651388888889cm 0.829027777777778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6.25651388888889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25927777777778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25927777777778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25927777777778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6.26004166666667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25927777777778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6.50622222222222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50698611111111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6.50622222222222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6.50698611111111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50698611111111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50698611111111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51051388888889cm 1.58397222222222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6.51051388888889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6.51327777777778cm 2.08668055555556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6.51051388888889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3cm" svg:height="0.251cm" draw:transform="rotate (0.00366519142918809) translate (6.75393055555556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76022222222222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76022222222222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76022222222222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6.76022222222222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6.76022222222222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76098611111111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76098611111111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6.76451388888889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6.76098611111111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rotate (0.00366519142918809) translate (7.00716666666667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7.01245833333333cm 0.3227916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7.00793055555556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01245833333333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01245833333333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7.01422222222222cm 1.331736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7.01422222222222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7.01422222222222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7.01498611111111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7.01422222222222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rotate (0.00366519142918809) translate (7.26116666666667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7.26193055555556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26116666666667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26193055555556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26193055555556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7.26645833333333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26645833333333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26822222222222cm 1.83268055555556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7.26822222222222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26822222222222cm 2.334388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7.51340277777778cm 0.07408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51516666666667cm 0.322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51516666666667cm 0.576791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7.51516666666667cm 0.829027777777778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7.51516666666667cm 1.078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51516666666667cm 1.33173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51593055555556cm 1.583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52045833333333cm 1.832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7.52045833333333cm 2.08668055555556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7.52045833333333cm 2.33438888888889cm)"><text:p/><draw:enhanced-geometry svg:viewBox="0 0 21600 21600" draw:type="rectangle" draw:enhanced-path="M 0 0 L 21600 0 21600 21600 0 21600 0 0 Z N"/></draw:custom-shape></draw:g></draw:g><draw:g text:anchor-type="paragraph" draw:z-index="41" draw:name="DrawObject6_12" draw:style-name="gr2"><draw:g draw:style-name="gr3"><draw:custom-shape draw:style-name="gr4" draw:text-style-name="P76" svg:width="0.251cm" svg:height="0.251cm" draw:transform="rotate (0.00366519142918809) translate (0.0511527777777778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0.0546805555555556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0546805555555556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0546805555555556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0546805555555556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0.0546805555555556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0546805555555556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0582083333333333cm 1.808986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0.0582083333333333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0582083333333333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0.303388888888889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308680555555556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305152777777778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0.308680555555556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0.308680555555556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308680555555556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308680555555556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308680555555556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308680555555556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308680555555556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0.553861111111111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0.557388888888889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0.557388888888889cm 0.553097222222222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rotate (0.00366519142918809) translate (0.557388888888889cm 0.804333333333333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0.557388888888889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559152777777778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0.562680555555555cm 1.562041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0.562680555555555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562680555555555cm 2.062986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0.562680555555555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3cm" svg:height="0.251cm" draw:transform="rotate (0.00366519142918809) translate (0.806097222222222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0.807861111111111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0.807861111111111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807861111111111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0.807861111111111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0.811388888888889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0.813152777777778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0.813152777777778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0.816680555555556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0.813152777777778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1.05833333333333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1.06009722222222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06009722222222cm 0.553097222222222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rotate (0.00366519142918809) translate (1.06009722222222cm 0.804333333333333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1.06009722222222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1.06186111111111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06186111111111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06186111111111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1.06538888888889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06186111111111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1.30880555555556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1.31233333333333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1.30880555555556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1.31233333333333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31233333333333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1.31233333333333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31409722222222cm 1.562041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1.31409722222222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1.31586111111111cm 2.062986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1.31409722222222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3cm" svg:height="0.251cm" draw:transform="rotate (0.00366519142918809) translate (1.55927777777778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56280555555556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56280555555556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1.56280555555556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1.56280555555556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1.56280555555556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56633333333333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56633333333333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56809722222222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56633333333333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rotate (0.00366519142918809) translate (1.80975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81504166666667cm 0.299097222222222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1.81327777777778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1.81504166666667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1.81504166666667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1.81680555555556cm 1.308041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1.81680555555556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81680555555556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1.82033333333333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1.81680555555556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rotate (0.00366519142918809) translate (2.06375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2.06727777777778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06375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06727777777778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06727777777778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2.06904166666667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06904166666667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07080555555556cm 1.808986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2.07080555555556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07080555555556cm 2.31698611111111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2.31775cm 0.04938888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31775cm 0.299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31775cm 0.5530972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2.31775cm 0.804333333333333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2.31775cm 1.056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31775cm 1.308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32127777777778cm 1.562041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32304166666667cm 1.808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32304166666667cm 2.062986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32304166666667cm 2.31698611111111cm)"><text:p/><draw:enhanced-geometry svg:viewBox="0 0 21600 21600" draw:type="rectangle" draw:enhanced-path="M 0 0 L 21600 0 21600 21600 0 21600 0 0 Z N"/></draw:custom-shape></draw:g></draw:g><draw:g text:anchor-type="paragraph" draw:z-index="45" draw:name="DrawObject6_13" draw:style-name="gr2"><draw:g draw:style-name="gr3"><draw:custom-shape draw:style-name="gr4" draw:text-style-name="P76" svg:width="0.251cm" svg:height="0.251cm" draw:transform="rotate (0.00366519142918809) translate (2.64936111111111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2.65288888888889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651125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65288888888889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65288888888889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2.65365277777778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65365277777778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65641666666667cm 1.81151388888889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2.65641666666667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65641666666667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2.90059722222222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905125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90336111111111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2.905125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2.905125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905125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90688888888889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90765277777778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2.90765277777778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2.90765277777778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3.15206944444444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3.15459722222222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15459722222222cm 0.555625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rotate (0.00366519142918809) translate (3.15459722222222cm 0.8078611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3.15459722222222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3.15736111111111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159125cm 1.56456944444444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3.159125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3.16088888888889cm 2.06551388888889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3.159125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3cm" svg:height="0.251cm" draw:transform="rotate (0.00366519142918809) translate (3.40430555555556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3.40606944444444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40606944444444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3.40606944444444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3.40606944444444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3.40859722222222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41136111111111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3.41136111111111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413125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3.41136111111111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3.65554166666667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3.65830555555556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65830555555556cm 0.555625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rotate (0.00366519142918809) translate (3.65830555555556cm 0.807861111111111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3.65830555555556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3.66006944444444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66006944444444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3.66006944444444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3.66259722222222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3.66006944444444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3.90701388888889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3.90954166666667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3.90701388888889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3.90954166666667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90954166666667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3.90954166666667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3.91230555555556cm 1.56456944444444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3.91230555555556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3.91406944444444cm 2.06551388888889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3cm" draw:transform="skewX (-0.00698131700797732) rotate (0.00366519142918809) translate (3.91230555555556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3cm" svg:height="0.251cm" draw:transform="rotate (0.00366519142918809) translate (4.15748611111111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16101388888889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4.16101388888889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16101388888889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16101388888889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16101388888889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4.16354166666667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16354166666667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4.16630555555556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16354166666667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rotate (0.00366519142918809) translate (4.40795833333333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41325cm 0.301625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4.41148611111111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41325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41325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4.41501388888889cm 1.31056944444444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4.41501388888889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41501388888889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4.41754166666667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41501388888889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rotate (0.00366519142918809) translate (4.66195833333333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-0.00698131700797732) rotate (0.00366519142918809) translate (4.66548611111111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66195833333333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66548611111111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66548611111111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4.66725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66725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66901388888889cm 1.81151388888889cm)"><text:p/><draw:enhanced-geometry svg:viewBox="0 0 21600 21600" draw:type="rectangle" draw:enhanced-path="M 0 0 L 21600 0 21600 21600 0 21600 0 0 Z N"/></draw:custom-shape><draw:custom-shape draw:style-name="gr4" draw:text-style-name="P76" svg:width="0.253cm" svg:height="0.251cm" draw:transform="rotate (0.00366519142918809) translate (4.66901388888889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66901388888889cm 2.31951388888889cm)"><text:p/><draw:enhanced-geometry svg:viewBox="0 0 21600 21600" draw:type="rectangle" draw:enhanced-path="M 0 0 L 21600 0 21600 21600 0 21600 0 0 Z N"/></draw:custom-shape></draw:g><draw:g draw:style-name="gr3"><draw:custom-shape draw:style-name="gr4" draw:text-style-name="P76" svg:width="0.251cm" svg:height="0.251cm" draw:transform="skewX (0.00698131700797732) rotate (0.00366519142918809) translate (4.91419444444444cm 0.0529166666666667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91595833333333cm 0.301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91595833333333cm 0.555625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skewX (0.00698131700797732) rotate (0.00366519142918809) translate (4.91595833333333cm 0.807861111111111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skewX (0.00698131700797732) rotate (0.00366519142918809) translate (4.91595833333333cm 1.06009722222222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91595833333333cm 1.310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91948611111111cm 1.56456944444444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92125cm 1.811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1cm" draw:transform="rotate (0.00366519142918809) translate (4.92125cm 2.06551388888889cm)"><text:p/><draw:enhanced-geometry svg:viewBox="0 0 21600 21600" draw:type="rectangle" draw:enhanced-path="M 0 0 L 21600 0 21600 21600 0 21600 0 0 Z N"/></draw:custom-shape><draw:custom-shape draw:style-name="gr4" draw:text-style-name="P76" svg:width="0.251cm" svg:height="0.253cm" draw:transform="rotate (0.00366519142918809) translate (4.92125cm 2.31951388888889cm)"><text:p/><draw:enhanced-geometry svg:viewBox="0 0 21600 21600" draw:type="rectangle" draw:enhanced-path="M 0 0 L 21600 0 21600 21600 0 21600 0 0 Z N"/></draw:custom-shape></draw:g></draw:g></text:p>
      <text:p text:style-name="P22"/>
      <text:p text:style-name="P22"/>
      <text:p text:style-name="P22"/>
      <text:list xml:id="list64430043037569" text:continue-numbering="true" text:style-name="_5f_Numérotation_20_des_20_exercices_20_livrets">
        <text:list-item>
          <text:list>
            <text:list-item>
              <text:p text:style-name="P56"><text:span text:style-name="T32">2,74 = </text:span><draw:frame draw:style-name="fr3" draw:name="Object20" text:anchor-type="as-char" svg:y="-0.534cm" svg:width="0.94cm" svg:height="0.87cm" draw:z-index="3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  <text:list-item>
          <text:p text:style-name="P70">Entoure les expressions égales à 7,34 :</text:p>
        </text:list-item>
      </text:list>
      <text:p text:style-name="P22"><text:span text:style-name="T60"><draw:frame draw:style-name="fr3" draw:name="Object54" text:anchor-type="as-char" svg:y="-0.534cm" svg:width="0.94cm" svg:height="0.87cm" draw:z-index="6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0"><text:tab/><text:tab/>7+</text:span><text:span text:style-name="T60"><draw:frame draw:style-name="fr3" draw:name="Object55" text:anchor-type="as-char" svg:y="-0.534cm" svg:width="0.716cm" svg:height="0.87cm" draw:z-index="6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0"><text:tab/><text:tab/>7+</text:span><text:span text:style-name="T60"><draw:frame draw:style-name="fr3" draw:name="Object56" text:anchor-type="as-char" svg:y="-0.534cm" svg:width="0.94cm" svg:height="0.87cm" draw:z-index="6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0"> <text:tab/></text:span><text:span text:style-name="T60"><draw:frame draw:style-name="fr3" draw:name="Object57" text:anchor-type="as-char" svg:y="-0.534cm" svg:width="1.268cm" svg:height="0.87cm" draw:z-index="67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2"><text:span text:style-name="T60"><text:tab/>7 + </text:span><text:span text:style-name="T60"><draw:frame draw:style-name="fr3" draw:name="Object58" text:anchor-type="as-char" svg:y="-0.534cm" svg:width="0.716cm" svg:height="0.87cm" draw:z-index="4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<text:s/>+ </text:span><text:span text:style-name="T60"><draw:frame draw:style-name="fr3" draw:name="Object59" text:anchor-type="as-char" svg:y="-0.534cm" svg:width="0.94cm" svg:height="0.87cm" draw:z-index="4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0"><text:tab/><text:tab/>73 + </text:span><text:span text:style-name="T60"><draw:frame draw:style-name="fr3" draw:name="Object60" text:anchor-type="as-char" svg:y="-0.534cm" svg:width="0.94cm" svg:height="0.87cm" draw:z-index="4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list xml:id="list64429606282993" text:continue-numbering="true" text:style-name="_5f_Numérotation_20_des_20_exercices_20_livrets">
        <text:list-item>
          <text:p text:style-name="P69"><text:span text:style-name="T59">Complète le tableau suivant en prenant mo­dèle sur la première ligne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36">2,54</text:p>
          </table:table-cell>
          <table:table-cell table:style-name="Table1.B1" office:value-type="string">
            <text:p text:style-name="P21"><text:span text:style-name="T59">2 +</text:span><text:span text:style-name="T59"><draw:frame draw:style-name="fr4" draw:name="Object61" text:anchor-type="as-char" svg:y="-0.482cm" svg:width="0.864cm" svg:height="0.781cm" draw:z-index="4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/table:table-cell>
          <table:table-cell table:style-name="Table1.D1" office:value-type="string">
            <text:p text:style-name="P21"><text:span text:style-name="T59">2+ </text:span><text:span text:style-name="T59"><draw:frame draw:style-name="fr3" draw:name="Object64" text:anchor-type="as-char" svg:y="-0.534cm" svg:width="0.716cm" svg:height="0.87cm" draw:z-index="5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9">+ </text:span><text:span text:style-name="T59"><draw:frame draw:style-name="fr3" draw:name="Object65" text:anchor-type="as-char" svg:y="-0.534cm" svg:width="0.94cm" svg:height="0.87cm" draw:z-index="5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</table:table-cell>
        </table:table-row>
        <table:table-row>
          <table:table-cell table:style-name="Table1.A1" office:value-type="string">
            <text:list xml:id="list64429929911978" text:continue-numbering="true" text:style-name="_5f_Numérotation_20_des_20_exercices_20_livrets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1.B6" office:value-type="string">
            <text:p text:style-name="P37">12,3</text:p>
          </table:table-cell>
          <table:table-cell table:style-name="Table1.C6" office:value-type="string">
            <text:p text:style-name="P48"><text:span text:style-name="_5f_pointillés_20_gris">…...</text:span></text:p>
          </table:table-cell>
          <table:table-cell table:style-name="Table1.D6" office:value-type="string">
            <text:p text:style-name="P48"><text:span text:style-name="_5f_pointillés_20_gris">…...</text:span></text:p>
          </table:table-cell>
        </table:table-row>
        <table:table-row>
          <table:table-cell table:style-name="Table1.A1" office:value-type="string">
            <text:list xml:id="list64428908031347" text:continue-numbering="true" text:style-name="_5f_Numérotation_20_des_20_exercices_20_livrets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1.B6" office:value-type="string">
            <text:p text:style-name="P38"><text:span text:style-name="_5f_pointillés_20_gris">…...</text:span></text:p>
          </table:table-cell>
          <table:table-cell table:style-name="Table1.C6" office:value-type="string">
            <text:p text:style-name="P21"><text:span text:style-name="T58">4 + </text:span><text:span text:style-name="T58"><draw:frame draw:style-name="fr3" draw:name="Object62" text:anchor-type="as-char" svg:y="-0.534cm" svg:width="0.94cm" svg:height="0.87cm" draw:z-index="5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</table:table-cell>
          <table:table-cell table:style-name="Table1.D6" office:value-type="string">
            <text:p text:style-name="P48"><text:span text:style-name="_5f_pointillés_20_gris">…...</text:span></text:p>
          </table:table-cell>
        </table:table-row>
        <table:table-row>
          <table:table-cell table:style-name="Table1.A1" office:value-type="string">
            <text:list xml:id="list64429681669478" text:continue-numbering="true" text:style-name="_5f_Numérotation_20_des_20_exercices_20_livrets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1.B6" office:value-type="string">
            <text:p text:style-name="P38"><text:span text:style-name="_5f_pointillés_20_gris">…...</text:span></text:p>
          </table:table-cell>
          <table:table-cell table:style-name="Table1.C6" office:value-type="string">
            <text:p text:style-name="P38"><text:span text:style-name="_5f_pointillés_20_gris">…...</text:span></text:p>
          </table:table-cell>
          <table:table-cell table:style-name="Table1.D6" office:value-type="string">
            <text:p text:style-name="P21"><text:span text:style-name="T58">12 + </text:span><text:span text:style-name="T58"><draw:frame draw:style-name="fr3" draw:name="Object63" text:anchor-type="as-char" svg:y="-0.534cm" svg:width="0.716cm" svg:height="0.87cm" draw:z-index="5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8">+ </text:span><text:span text:style-name="T58"><draw:frame draw:style-name="fr3" draw:name="Object66" text:anchor-type="as-char" svg:y="-0.534cm" svg:width="0.94cm" svg:height="0.87cm" draw:z-index="5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</table:table-cell>
        </table:table-row>
        <table:table-row>
          <table:table-cell table:style-name="Table1.A1" office:value-type="string">
            <text:list xml:id="list64428219554338" text:continue-numbering="true" text:style-name="_5f_Numérotation_20_des_20_exercices_20_livrets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1.B6" office:value-type="string">
            <text:p text:style-name="P39">0,72</text:p>
          </table:table-cell>
          <table:table-cell table:style-name="Table1.C6" office:value-type="string">
            <text:p text:style-name="P38"><text:span text:style-name="_5f_pointillés_20_gris">…...</text:span></text:p>
          </table:table-cell>
          <table:table-cell table:style-name="Table1.D6" office:value-type="string">
            <text:p text:style-name="P38"><text:span text:style-name="_5f_pointillés_20_gris">…...</text:span></text:p>
          </table:table-cell>
        </table:table-row>
        <table:table-row>
          <table:table-cell table:style-name="Table1.A1" office:value-type="string">
            <text:list xml:id="list64429223278913" text:continue-numbering="true" text:style-name="_5f_Numérotation_20_des_20_exercices_20_livrets">
              <text:list-item>
                <text:list>
                  <text:list-item>
                    <text:p text:style-name="P59"/>
                  </text:list-item>
                </text:list>
              </text:list-item>
            </text:list>
          </table:table-cell>
          <table:table-cell table:style-name="Table1.B6" office:value-type="string">
            <text:p text:style-name="P40"><text:span text:style-name="_5f_pointillés_20_gris">…...</text:span></text:p>
          </table:table-cell>
          <table:table-cell table:style-name="Table1.C6" office:value-type="string">
            <text:p text:style-name="P38"><text:span text:style-name="_5f_pointillés_20_gris">…...</text:span></text:p>
          </table:table-cell>
          <table:table-cell table:style-name="Table1.D6" office:value-type="string">
            <text:p text:style-name="P21"><text:span text:style-name="T58">7 + </text:span><text:span text:style-name="T58"><draw:frame draw:style-name="fr3" draw:name="Object67" text:anchor-type="as-char" svg:y="-0.534cm" svg:width="0.94cm" svg:height="0.87cm" draw:z-index="5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8">+ </text:span><text:span text:style-name="T58"><draw:frame draw:style-name="fr3" draw:name="Object68" text:anchor-type="as-char" svg:y="-0.534cm" svg:width="1.268cm" svg:height="0.87cm" draw:z-index="56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</table:table>
      <text:list xml:id="list64429422540214" text:continue-numbering="true" text:style-name="_5f_Numérotation_20_des_20_exercices_20_livrets">
        <text:list-item>
          <text:p text:style-name="P68">Complète le tableau suivant :</text:p>
        </text:list-item>
      </text:list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 table:style-name="Table2.1">
          <table:table-cell table:style-name="Table2.A1" table:number-rows-spanned="2" office:value-type="string">
            <text:p text:style-name="P27">Frac­tion déci­male</text:p>
          </table:table-cell>
          <table:table-cell table:style-name="Table2.B1" table:number-columns-spanned="5" office:value-type="string">
            <text:p text:style-name="P25">Chiffre des </text:p>
          </table:table-cell>
          <table:covered-table-cell/>
          <table:covered-table-cell/>
          <table:covered-table-cell/>
          <table:covered-table-cell/>
          <table:table-cell table:style-name="Table2.G1" table:number-rows-spanned="2" office:value-type="string">
            <text:p text:style-name="P27">Nom<text:span text:style-name="T33">br</text:span>e dé­cimal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7">di­zaines</text:p>
          </table:table-cell>
          <table:table-cell table:style-name="Table2.B2" office:value-type="string">
            <text:p text:style-name="P27">unités</text:p>
          </table:table-cell>
          <table:table-cell table:style-name="Table2.B2" office:value-type="string">
            <text:p text:style-name="P27">dixi-èmes</text:p>
          </table:table-cell>
          <table:table-cell table:style-name="Table2.B2" office:value-type="string">
            <text:p text:style-name="P27">cen­tièmes</text:p>
          </table:table-cell>
          <table:table-cell table:style-name="Table2.B2" office:value-type="string">
            <text:p text:style-name="P27">mil­lièmes</text:p>
          </table:table-cell>
          <table:covered-table-cell/>
        </table:table-row>
        <table:table-row table:style-name="Table2.1">
          <table:table-cell table:style-name="Table2.A7" office:value-type="string">
            <text:p text:style-name="P26"><draw:frame draw:style-name="fr3" draw:name="Object69" text:anchor-type="as-char" svg:y="-0.534cm" svg:width="0.716cm" svg:height="0.87cm" draw:z-index="5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B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D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F7" office:value-type="string">
            <text:p text:style-name="P48"><text:span text:style-name="_5f_pointillés_20_gris">…...</text:span></text:p>
          </table:table-cell>
          <table:table-cell table:style-name="Table2.G7" office:value-type="string">
            <text:p text:style-name="P48"><text:span text:style-name="_5f_pointillés_20_gris">…...</text:span></text:p>
          </table:table-cell>
        </table:table-row>
        <table:table-row table:style-name="Table2.1">
          <table:table-cell table:style-name="Table2.A7" office:value-type="string">
            <text:p text:style-name="P26"><draw:frame draw:style-name="fr3" draw:name="Object70" text:anchor-type="as-char" svg:y="-0.534cm" svg:width="0.94cm" svg:height="0.87cm" draw:z-index="5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B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D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F7" office:value-type="string">
            <text:p text:style-name="P48"><text:span text:style-name="_5f_pointillés_20_gris">…...</text:span></text:p>
          </table:table-cell>
          <table:table-cell table:style-name="Table2.G7" office:value-type="string">
            <text:p text:style-name="P48"><text:span text:style-name="_5f_pointillés_20_gris">…...</text:span></text:p>
          </table:table-cell>
        </table:table-row>
        <table:table-row table:style-name="Table2.1">
          <table:table-cell table:style-name="Table2.A7" office:value-type="string">
            <text:p text:style-name="P48"><text:span text:style-name="_5f_pointillés_20_gris">…...</text:span></text:p>
          </table:table-cell>
          <table:table-cell table:style-name="Table2.B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D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F7" office:value-type="string">
            <text:p text:style-name="P48"><text:span text:style-name="_5f_pointillés_20_gris">…...</text:span></text:p>
          </table:table-cell>
          <table:table-cell table:style-name="Table2.G7" office:value-type="string">
            <text:p text:style-name="P28"/>
            <text:p text:style-name="P28">36,4</text:p>
          </table:table-cell>
        </table:table-row>
        <table:table-row table:style-name="Table2.1">
          <table:table-cell table:style-name="Table2.A7" office:value-type="string">
            <text:p text:style-name="P48"><text:span text:style-name="_5f_pointillés_20_gris">…...</text:span></text:p>
          </table:table-cell>
          <table:table-cell table:style-name="Table2.B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D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F7" office:value-type="string">
            <text:p text:style-name="P48"><text:span text:style-name="_5f_pointillés_20_gris">…...</text:span></text:p>
          </table:table-cell>
          <table:table-cell table:style-name="Table2.G7" office:value-type="string">
            <text:p text:style-name="P28"/>
            <text:p text:style-name="P28">8,261</text:p>
          </table:table-cell>
        </table:table-row>
        <table:table-row table:style-name="Table2.1">
          <table:table-cell table:style-name="Table2.A7" office:value-type="string">
            <text:p text:style-name="P48"><text:span text:style-name="_5f_pointillés_20_gris">…...</text:span></text:p>
          </table:table-cell>
          <table:table-cell table:style-name="Table2.B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D7" office:value-type="string">
            <text:p text:style-name="P48"><text:span text:style-name="_5f_pointillés_20_gris">…...</text:span></text:p>
          </table:table-cell>
          <table:table-cell table:style-name="Table2.E7" office:value-type="string">
            <text:p text:style-name="P48"><text:span text:style-name="_5f_pointillés_20_gris">…...</text:span></text:p>
          </table:table-cell>
          <table:table-cell table:style-name="Table2.F7" office:value-type="string">
            <text:p text:style-name="P48"><text:span text:style-name="_5f_pointillés_20_gris">…...</text:span></text:p>
          </table:table-cell>
          <table:table-cell table:style-name="Table2.G7" office:value-type="string">
            <text:p text:style-name="P28"/>
            <text:p text:style-name="P28">17,050</text:p>
          </table:table-cell>
        </table:table-row>
      </table:table>
      <text:list xml:id="list64428090661317" text:continue-numbering="true" text:style-name="_5f_Numérotation_20_des_20_exercices_20_livrets">
        <text:list-item>
          <text:p text:style-name="P69">Décompose les nombres suivants comme dans l'exemple ci-dessous :</text:p>
        </text:list-item>
      </text:list>
      <text:p text:style-name="P51"><text:span text:style-name="T26">Exemple :</text:span><text:span text:style-name="T57"> </text:span><text:span text:style-name="T45">4 018,82 </text:span></text:p>
      <text:p text:style-name="P51"><text:span text:style-name="T45">(4 </text:span><text:span text:style-name="MATH"><text:span text:style-name="T52">×</text:span></text:span><text:span text:style-name="T45"> 1000) + (1</text:span><text:span text:style-name="T47"> </text:span><text:span text:style-name="MATH"><text:span text:style-name="T52">×</text:span></text:span><text:span text:style-name="T46"> </text:span><text:span text:style-name="T45">10) + 8 + (8 </text:span><text:span text:style-name="MATH"><text:span text:style-name="T52">×</text:span></text:span><text:span text:style-name="T42"> </text:span><text:span text:style-name="T45">0,1) + (2 </text:span><text:span text:style-name="MATH"><text:span text:style-name="T52">×</text:span></text:span><text:span text:style-name="T42"> </text:span><text:span text:style-name="T45">0,01)</text:span></text:p>
      <text:list xml:id="list64428840474421" text:continue-numbering="true" text:style-name="_5f_Numérotation_20_des_20_exercices_20_livrets">
        <text:list-item>
          <text:list>
            <text:list-item>
              <text:p text:style-name="P53"><text:span text:style-name="T9">4 142,782 <text:s/>=</text:span> <text:span text:style-name="T34">……………………………………………</text:span></text:p>
            </text:list-item>
          </text:list>
        </text:list-item>
      </text:list>
      <text:p text:style-name="P30">………………………………………………………………….</text:p>
      <text:list xml:id="list64428495959645" text:continue-numbering="true" text:style-name="_5f_Numérotation_20_des_20_exercices_20_livrets">
        <text:list-item>
          <text:list>
            <text:list-item>
              <text:p text:style-name="P53"><text:span text:style-name="T9">0,037 =</text:span> <text:span text:style-name="T34">…………………………………………………..</text:span></text:p>
            </text:list-item>
          </text:list>
        </text:list-item>
      </text:list>
      <text:p text:style-name="P55">………………………………………………………………….</text:p>
      <text:list xml:id="list64428124034098" text:continue-numbering="true" text:style-name="_5f_Numérotation_20_des_20_exercices_20_livrets">
        <text:list-item>
          <text:list>
            <text:list-item>
              <text:p text:style-name="P53"><text:span text:style-name="T9">103,0005 =</text:span> <text:span text:style-name="T34">………………………………………</text:span><text:span text:style-name="T36">..</text:span><text:span text:style-name="T34">……</text:span></text:p>
            </text:list-item>
          </text:list>
        </text:list-item>
      </text:list>
      <text:p text:style-name="P55">………………………………………………………………….</text:p>
      <text:list xml:id="list64429737419959" text:continue-numbering="true" text:style-name="_5f_Numérotation_20_des_20_exercices_20_livrets">
        <text:list-item>
          <text:p text:style-name="P71"><text:soft-page-break/>Écris les nombres suivants sous forme déci­male :</text:p>
          <text:list>
            <text:list-item>
              <text:p text:style-name="P53"><text:span text:style-name="T14">(3 </text:span><text:span text:style-name="MATH"><text:span text:style-name="T16">×</text:span></text:span><text:span text:style-name="T12"> </text:span><text:span text:style-name="T14">100) + (7 </text:span><text:span text:style-name="MATH"><text:span text:style-name="T17">×</text:span></text:span><text:span text:style-name="T12"> </text:span><text:span text:style-name="T14">10) + 1 + 0,06 =</text:span><text:span text:style-name="T39"> ……………….</text:span></text:p>
            </text:list-item>
            <text:list-item>
              <text:p text:style-name="P52"><text:span text:style-name="T9">0,07 + 0,6 + 0,009 = </text:span><text:span text:style-name="T34">………………..………………</text:span></text:p>
            </text:list-item>
            <text:list-item>
              <text:p text:style-name="P53"><text:span text:style-name="T15">A = </text:span><text:span text:style-name="T14">(5 </text:span><text:span text:style-name="MATH"><text:span text:style-name="T17">×</text:span></text:span><text:span text:style-name="T12"> </text:span><text:span text:style-name="T14">1) + (4 </text:span><text:span text:style-name="MATH"><text:span text:style-name="T17">×</text:span></text:span><text:span text:style-name="T12"> </text:span><text:span text:style-name="T14">1000) + 0,2 + 0,007 </text:span></text:p>
            </text:list-item>
          </text:list>
        </text:list-item>
      </text:list>
      <text:p text:style-name="P54"><text:span text:style-name="T19"><text:s text:c="4"/>A = </text:span><text:span text:style-name="T39">……………………………………</text:span><text:span text:style-name="T35">…………………</text:span></text:p>
      <text:list xml:id="list64429156463603" text:continue-numbering="true" text:style-name="_5f_Numérotation_20_des_20_exercices_20_livrets">
        <text:list-item>
          <text:p text:style-name="P72">Donne l’écriture décimale des nombres sui­vants :</text:p>
          <text:list>
            <text:list-item>
              <text:p text:style-name="P56"><text:s/><draw:frame draw:style-name="fr3" draw:name="Object71" text:anchor-type="as-char" svg:y="-0.534cm" svg:width="0.716cm" svg:height="0.87cm" draw:z-index="6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54">+ </text:span><text:span text:style-name="T54"><draw:frame draw:style-name="fr3" draw:name="Object72" text:anchor-type="as-char" svg:y="-0.534cm" svg:width="1.268cm" svg:height="0.87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4">= </text:span><text:span text:style-name="_5f_pointillés_20_gris"><text:span text:style-name="T54">……………………..</text:span></text:span><text:span text:style-name="T34">…………………</text:span></text:p>
            </text:list-item>
            <text:list-item>
              <text:p text:style-name="P56"><text:span text:style-name="T11"><text:s/></text:span><text:span text:style-name="T18"><draw:frame draw:style-name="fr3" draw:name="Object73" text:anchor-type="as-char" svg:y="-0.534cm" svg:width="0.94cm" svg:height="0.87cm" draw:z-index="7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8">+ </text:span><text:span text:style-name="T18"><draw:frame draw:style-name="fr3" draw:name="Object74" text:anchor-type="as-char" svg:y="-0.534cm" svg:width="0.94cm" svg:height="0.87cm" draw:z-index="7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8">= </text:span><text:span text:style-name="T34">………………………………………...</text:span></text:p>
            </text:list-item>
            <text:list-item>
              <text:p text:style-name="P57"><text:span text:style-name="T9"><draw:frame draw:style-name="fr3" draw:name="Object75" text:anchor-type="as-char" svg:y="-0.534cm" svg:width="1.268cm" svg:height="0.87cm" draw:z-index="5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">+ </text:span><text:span text:style-name="T9"><draw:frame draw:style-name="fr3" draw:name="Object76" text:anchor-type="as-char" svg:y="-0.534cm" svg:width="0.716cm" svg:height="0.87cm" draw:z-index="6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9">+ </text:span><text:span text:style-name="T9"><draw:frame draw:style-name="fr3" draw:name="Object77" text:anchor-type="as-char" svg:y="-0.534cm" svg:width="0.94cm" svg:height="0.87cm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9">= </text:span><text:span text:style-name="T34">……………………………….</text:span></text:p>
            </text:list-item>
          </text:list>
        </text:list-item>
        <text:list-item>
          <text:p text:style-name="P72">Dans le nombre 84,375 :</text:p>
          <text:list>
            <text:list-item>
              <text:p text:style-name="P57">Le chiffre des dixièmes est : <text:span text:style-name="T34">………………………..</text:span></text:p>
            </text:list-item>
            <text:list-item>
              <text:p text:style-name="P57"><text:span text:style-name="T11">L</text:span><text:span text:style-name="T9">e chiffre des unités est : </text:span><text:span text:style-name="T34">…………………………...</text:span></text:p>
            </text:list-item>
            <text:list-item>
              <text:p text:style-name="P57"><text:span text:style-name="T11">L</text:span><text:span text:style-name="T9">e chiffre des millièmes est : </text:span><text:span text:style-name="T34">……………………….</text:span></text:p>
            </text:list-item>
            <text:list-item>
              <text:p text:style-name="P56"><text:span text:style-name="T11">L</text:span><text:span text:style-name="T18">e chiffre des centai</text:span><text:span text:style-name="T13">n</text:span><text:span text:style-name="T18">es est : </text:span><text:span text:style-name="T34">………………………</text:span></text:p>
            </text:list-item>
          </text:list>
        </text:list-item>
        <text:list-item>
          <text:h text:style-name="P65" text:outline-level="1">Devinette !</text:h>
        </text:list-item>
      </text:list>
      <text:p text:style-name="P22"><text:span text:style-name="T54">Je suis un nombre décimal à </text:span><text:span text:style-name="T28">quatre</text:span><text:span text:style-name="T54"> chiffres.</text:span></text:p>
      <text:p text:style-name="P41">Mon chiffre des dixièmes est 7.</text:p>
      <text:p text:style-name="P41">Mon chiffre des centaines est 5.</text:p>
      <text:p text:style-name="P41">Mon chiffre des unités est 3.</text:p>
      <text:p text:style-name="P41">Mon chiffre des dizaines est le double de mon chiffre des unités.</text:p>
      <text:p text:style-name="P41">Qui suis-je ?</text:p>
      <text:p text:style-name="P31">………………………………………………………………….</text:p>
      <text:list xml:id="list64430092295757" text:continue-numbering="true" text:style-name="_5f_Numérotation_20_des_20_exercices_20_livrets">
        <text:list-item>
          <text:h text:style-name="P66" text:outline-level="1">Devinette ! <text:span text:style-name="T56">(bis)</text:span></text:h>
        </text:list-item>
      </text:list>
      <text:p text:style-name="P22">Trouve le nombre décimal à 6 chiffres tel que :</text:p>
      <text:list xml:id="list2823046794" text:style-name="L1">
        <text:list-item>
          <text:p text:style-name="P49">son chiffre des unités est le quart de celui des centaines.</text:p>
        </text:list-item>
        <text:list-item>
          <text:p text:style-name="P50">son chiffre des dizaines est 1.</text:p>
        </text:list-item>
        <text:list-item>
          <text:p text:style-name="P50"><text:span text:style-name="T55">l</text:span>’un de ses chiffres est 4 et sa valeur dans l’écriture décimale est mille fois plus petite que celle du chiffre 1.</text:p>
        </text:list-item>
        <text:list-item>
          <text:p text:style-name="P50">ce nombre est compris entre 4589,07 et 5321,98.</text:p>
        </text:list-item>
        <text:list-item>
          <text:p text:style-name="P50"><text:span text:style-name="T43">l</text:span><text:span text:style-name="T44">a somme de tous ses chiffres est égale à 2</text:span><text:span text:style-name="T29">2</text:span><text:span text:style-name="T44">.</text:span></text:p>
        </text:list-item>
      </text:list>
      <text:p text:style-name="P58">…………………………………………………………………</text:p>
      <text:p text:style-name="P58"/>
      <text:list xml:id="list64429237719318" text:continue-list="list64430092295757" text:style-name="_5f_Numérotation_20_des_20_exercices_20_livrets">
        <text:list-item>
          <text:h text:style-name="P67" text:outline-level="1">Nombres croisés </text:h>
        </text:list-item>
      </text:list>
      <text:p text:style-name="P42">Complète la grille ci-contre, à l’aide des nombres que tu trouveras grâce aux définitions.</text:p>
      <text:p text:style-name="P43">Horizontalement :</text:p>
      <text:p text:style-name="P22"><text:span text:style-name="T27">A.</text:span><text:span text:style-name="T39"> </text:span><text:span text:style-name="T40">(6 </text:span><text:span text:style-name="MATH"><text:span text:style-name="T53">×</text:span></text:span><text:span text:style-name="T40"> 10) + (7 </text:span><text:span text:style-name="MATH"><text:span text:style-name="T53">×</text:span></text:span><text:span text:style-name="T40"> 10 000) + (4 </text:span><text:span text:style-name="MATH"><text:span text:style-name="T53">×</text:span></text:span><text:span text:style-name="T40"> 100) + (3 </text:span><text:span text:style-name="MATH"><text:span text:style-name="T53">×</text:span></text:span><text:span text:style-name="T40"> 1)</text:span></text:p>
      <text:p text:style-name="P22"><text:span text:style-name="T27">B.</text:span><text:span text:style-name="T39"> Entier qui suit 8. Entier qui précède 721,3.</text:span></text:p>
      <text:p text:style-name="P22"><text:span text:style-name="T27">C.</text:span><text:span text:style-name="T39"> Nombre de dixièmes dans 3,4. Ce nombre est dans la table de 3.</text:span></text:p>
      <text:p text:style-name="P22"><text:span text:style-name="T27">D.</text:span><text:span text:style-name="T39"> Entier compris entre 1060 et 1450.</text:span></text:p>
      <text:p text:style-name="P22"><text:span text:style-name="T27">E.</text:span><text:span text:style-name="T39"> Ce nombre est constitué de chiffres pairs.</text:span></text:p>
      <text:p text:style-name="P44">Verticalement :</text:p>
      <text:p text:style-name="P22"><text:span text:style-name="T51">I.</text:span><text:span text:style-name="T41"> La somme des chiffres est 20.</text:span></text:p>
      <text:p text:style-name="P22"><text:span text:style-name="T51">II.</text:span><text:span text:style-name="T37"> </text:span><text:span text:style-name="T41">Chiffre des centièmes de 6,5. Son chiffre des unités est le double du chiffre des centaines et ce nombre est compris entre 300 et 420.</text:span></text:p>
      <text:p text:style-name="P22"><text:span text:style-name="T50">III.</text:span><text:span text:style-name="T38"> </text:span><text:span text:style-name="T48">Nombre de dizaines dans 475,2. Partie déci­male de </text:span><text:span text:style-name="T48"><draw:frame draw:style-name="fr3" draw:name="Object78" text:anchor-type="as-char" svg:y="-0.534cm" svg:width="1.164cm" svg:height="0.87cm" draw:z-index="6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9"><text:s/></text:span><text:span text:style-name="T48">.</text:span></text:p>
      <text:p text:style-name="P22"><text:span text:style-name="T50">IV</text:span><text:span text:style-name="T48">.</text:span><text:span text:style-name="T38"> </text:span><text:span text:style-name="T48">Six cent vingt et une centaines.</text:span></text:p>
      <text:p text:style-name="P22"><text:span text:style-name="T25">V. </text:span>Nombre impair. Chiffre qui a 100 fois plus de valeur que 9 dans 654,398.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F"/>
        <table:table-row table:style-name="Table3.1">
          <table:table-cell table:style-name="Table3.A1" office:value-type="string">
            <text:p text:style-name="P26"/>
          </table:table-cell>
          <table:table-cell table:style-name="Table3.B1" office:value-type="string">
            <text:p text:style-name="P29">I.</text:p>
          </table:table-cell>
          <table:table-cell table:style-name="Table3.B1" office:value-type="string">
            <text:p text:style-name="P29">II.</text:p>
          </table:table-cell>
          <table:table-cell table:style-name="Table3.B1" office:value-type="string">
            <text:p text:style-name="P29">III.</text:p>
          </table:table-cell>
          <table:table-cell table:style-name="Table3.B1" office:value-type="string">
            <text:p text:style-name="P29">IV.</text:p>
          </table:table-cell>
          <table:table-cell table:style-name="Table3.B1" office:value-type="string">
            <text:p text:style-name="P29">V.</text:p>
          </table:table-cell>
        </table:table-row>
        <table:table-row table:style-name="Table3.2">
          <table:table-cell table:style-name="Table3.A1" office:value-type="string">
            <text:p text:style-name="P29">A</text:p>
          </table:table-cell>
          <table:table-cell table:style-name="Table3.B2" office:value-type="string">
            <text:p text:style-name="P24"/>
          </table:table-cell>
          <table:table-cell table:style-name="Table3.C2" office:value-type="string">
            <text:p text:style-name="P24"/>
          </table:table-cell>
          <table:table-cell table:style-name="Table3.D2" office:value-type="string">
            <text:p text:style-name="P24"/>
          </table:table-cell>
          <table:table-cell table:style-name="Table3.E2" office:value-type="string">
            <text:p text:style-name="P24"/>
          </table:table-cell>
          <table:table-cell table:style-name="Table3.F2" office:value-type="string">
            <text:p text:style-name="P24"/>
          </table:table-cell>
        </table:table-row>
        <table:table-row table:style-name="Table3.2">
          <table:table-cell table:style-name="Table3.A1" office:value-type="string">
            <text:p text:style-name="P29">B</text:p>
          </table:table-cell>
          <table:table-cell table:style-name="Table3.B3" office:value-type="string">
            <text:p text:style-name="P24"/>
          </table:table-cell>
          <table:table-cell table:style-name="Table3.C3" office:value-type="string">
            <text:p text:style-name="P24"/>
          </table:table-cell>
          <table:table-cell table:style-name="Table3.D3" office:value-type="string">
            <text:p text:style-name="P24"/>
          </table:table-cell>
          <table:table-cell table:style-name="Table3.E3" office:value-type="string">
            <text:p text:style-name="P24"/>
          </table:table-cell>
          <table:table-cell table:style-name="Table3.F3" office:value-type="string">
            <text:p text:style-name="P24"/>
          </table:table-cell>
        </table:table-row>
        <table:table-row table:style-name="Table3.2">
          <table:table-cell table:style-name="Table3.A1" office:value-type="string">
            <text:p text:style-name="P29">C</text:p>
          </table:table-cell>
          <table:table-cell table:style-name="Table3.B4" office:value-type="string">
            <text:p text:style-name="P24"/>
          </table:table-cell>
          <table:table-cell table:style-name="Table3.C4" office:value-type="string">
            <text:p text:style-name="P24"/>
          </table:table-cell>
          <table:table-cell table:style-name="Table3.D4" office:value-type="string">
            <text:p text:style-name="P24"/>
          </table:table-cell>
          <table:table-cell table:style-name="Table3.E4" office:value-type="string">
            <text:p text:style-name="P24"/>
          </table:table-cell>
          <table:table-cell table:style-name="Table3.F4" office:value-type="string">
            <text:p text:style-name="P24"/>
          </table:table-cell>
        </table:table-row>
        <table:table-row table:style-name="Table3.2">
          <table:table-cell table:style-name="Table3.A1" office:value-type="string">
            <text:p text:style-name="P29">D</text:p>
          </table:table-cell>
          <table:table-cell table:style-name="Table3.B5" office:value-type="string">
            <text:p text:style-name="P24"/>
          </table:table-cell>
          <table:table-cell table:style-name="Table3.C5" office:value-type="string">
            <text:p text:style-name="P24"/>
          </table:table-cell>
          <table:table-cell table:style-name="Table3.D5" office:value-type="string">
            <text:p text:style-name="P24"/>
          </table:table-cell>
          <table:table-cell table:style-name="Table3.E5" office:value-type="string">
            <text:p text:style-name="P24"/>
          </table:table-cell>
          <table:table-cell table:style-name="Table3.F5" office:value-type="string">
            <text:p text:style-name="P24"/>
          </table:table-cell>
        </table:table-row>
        <table:table-row table:style-name="Table3.2">
          <table:table-cell table:style-name="Table3.A1" office:value-type="string">
            <text:p text:style-name="P29">E</text:p>
          </table:table-cell>
          <table:table-cell table:style-name="Table3.B6" office:value-type="string">
            <text:p text:style-name="P24"/>
          </table:table-cell>
          <table:table-cell table:style-name="Table3.C6" office:value-type="string">
            <text:p text:style-name="P24"/>
          </table:table-cell>
          <table:table-cell table:style-name="Table3.D6" office:value-type="string">
            <text:p text:style-name="P24"/>
          </table:table-cell>
          <table:table-cell table:style-name="Table3.E6" office:value-type="string">
            <text:p text:style-name="P24"/>
          </table:table-cell>
          <table:table-cell table:style-name="Table3.F6" office:value-type="string">
            <text:p text:style-name="P24"/>
          </table:table-cell>
        </table:table-row>
      </table:table>
      <text:p text:style-name="_5f_Paragraphe_20_livret_20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6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6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1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40e4a9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text-properties fo:font-size="3pt" style:font-size-asian="4pt" style:font-size-complex="4pt"/>
    </style:style>
    <style:style style:name="M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1" style:family="paragraph" style:parent-style-name="Header">
      <style:text-properties fo:font-size="14pt" style:font-size-asian="14pt" style:font-size-complex="14pt"/>
    </style:style>
    <style:style style:name="M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3" style:family="paragraph" style:parent-style-name="Standard">
      <style:text-properties fo:font-size="6pt" style:font-size-asian="6pt" style:font-size-complex="6pt"/>
    </style:style>
    <style:style style:name="MP2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Titre_20_d_27_exercices_20_livret" style:list-style-name="_5f_Numérotation_20_des_20_exercices_20_livrets"/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oter">
      <style:text-properties officeooo:paragraph-rsid="00c384cf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160d7ef"/>
    </style:style>
    <style:style style:name="MT5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9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10" style:family="text">
      <style:text-properties fo:font-variant="small-caps" officeooo:rsid="00990660"/>
    </style:style>
    <style:style style:name="MT11" style:family="text">
      <style:text-properties fo:font-variant="small-caps" officeooo:rsid="0054f64f"/>
    </style:style>
    <style:style style:name="MT12" style:family="text">
      <style:text-properties fo:font-variant="small-caps" officeooo:rsid="00b5d2d1"/>
    </style:style>
    <style:style style:name="MT13" style:family="text">
      <style:text-properties fo:font-variant="small-caps" officeooo:rsid="00b6801f"/>
    </style:style>
    <style:style style:name="MT14" style:family="text">
      <style:text-properties officeooo:rsid="002925a2"/>
    </style:style>
    <style:style style:name="MT15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24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25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26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16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20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23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draw:line text:anchor-type="paragraph" draw:z-index="27" draw:name="Shape3" draw:style-name="Mgr5" draw:text-style-name="MP2" svg:x1="16.083cm" svg:y1="0.383cm" svg:x2="20.496cm" svg:y2="0.36cm"><text:p/></draw:line>Nombres entiers et décimaux : Numération</text:p>
      </style:header>
      <style:footer>
        <text:h text:style-name="MP7" text:outline-level="1">Nombres entiers et décimaux : Numération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><draw:line text:anchor-type="paragraph" draw:z-index="28" draw:name="Shape3_0" draw:style-name="Mgr5" draw:text-style-name="MP2" svg:x1="16.429cm" svg:y1="0.381cm" svg:x2="20.497cm" svg:y2="0.36cm"><text:p/></draw:line>Nombres entiers et décimaux : Numération</text:p>
      </style:header>
      <style:footer>
        <text:h text:style-name="MP9" text:outline-level="1">Nombres entiers et décimaux : Numération</text:h>
      </style:footer>
      <style:footer-left>
        <text:p text:style-name="MP10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>
      <style:header>
        <text:p text:style-name="MP11"/>
        <text:p text:style-name="MP12"><text:span text:style-name="MT2">Chapitre N3 :</text:span> <text:span text:style-name="MT3">Nombres fractions</text:span></text:p>
        <text:p text:style-name="MP13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4"><draw:line text:anchor-type="paragraph" draw:z-index="30" draw:name="Shape3_1" draw:style-name="Mgr5" draw:text-style-name="MP2" svg:x1="16.083cm" svg:y1="0.383cm" svg:x2="20.496cm" svg:y2="0.36cm"><text:p/></draw:line>Nombres entiers et décimaux : Numération</text:p>
      </style:header>
      <style:footer>
        <text:p text:style-name="MP15"><draw:frame draw:style-name="Mfr1" draw:name="Frame7" text:anchor-type="paragraph" svg:y="-0.06cm" draw:z-index="15"><draw:text-box fo:min-height="0.499cm" fo:min-width="7.096cm"><draw:frame draw:style-name="Mfr2" draw:name="Frame8" text:anchor-type="frame" svg:x="0.45cm" svg:y="0.079cm" svg:width="0.817cm" draw:z-index="18"><draw:text-box fo:min-height="0.355cm"><text:p text:style-name="MP16"><draw:g text:anchor-type="paragraph" draw:z-index="22" draw:name="Shape4_5" draw:style-name="Mgr6"><draw:path draw:style-name="Mgr7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18"><text:span text:style-name="MT4">N</text:span>ombres entiers et décimaux : numération</text:p></draw:text-box></draw:frame></text:p>
      </style:footer>
    </style:master-page>
    <style:master-page style:name="odile" style:page-layout-name="Mpm16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3" draw:name="Shape5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1">N1 : Priorités, distributivité</text:p>
                    </table:table-cell>
                    <table:table-cell table:style-name="Tableau5.A1" office:value-type="string">
                      <text:p text:style-name="MP21"/>
                    </table:table-cell>
                  </table:table-row>
                  <table:table-row>
                    <table:table-cell table:style-name="Tableau5.A1" office:value-type="string">
                      <text:p text:style-name="MP22">Série 1 : Priorités opératoires</text:p>
                    </table:table-cell>
                    <table:table-cell table:style-name="Tableau5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MP23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4" draw:name="Shape6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1">5N1 : Priorités, distributivité</text:p>
                    </table:table-cell>
                    <table:table-cell table:style-name="Tableau7.A1" office:value-type="string">
                      <text:p text:style-name="MP21"/>
                    </table:table-cell>
                  </table:table-row>
                  <table:table-row>
                    <table:table-cell table:style-name="Tableau7.A1" office:value-type="string">
                      <text:p text:style-name="MP22">Série 1 : Priorités opératoires</text:p>
                    </table:table-cell>
                    <table:table-cell table:style-name="Tableau7.A1" office:value-type="string">
                      <text:p text:style-name="MP22"/>
                    </table:table-cell>
                  </table:table-row>
                </table:table>
              </table:table-cell>
            </table:table-row>
          </table:table-header-rows>
        </table:table>
        <text:p text:style-name="MP23"><text:span text:style-name="corps"><text:span text:style-name="MT5"/></text:span></text:p>
      </style:header-left>
      <style:footer>
        <text:p text:style-name="MP24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2">
      <style:header>
        <text:p text:style-name="MP25">Série 4 : Constructions (2)</text:p>
      </style:header>
      <style:footer>
        <text:p text:style-name="MP2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>
      <style:header>
        <text:p text:style-name="MP25">Série 6 : Démonstrations (2)</text:p>
        <text:list xml:id="list3961744608" text:style-name="_5f_Numérotation_20_des_20_exercices_20_livrets">
          <text:list-item>
            <text:h text:style-name="MP27" text:outline-level="1">Sans justi</text:h>
          </text:list-item>
        </text:list>
      </style:header>
      <style:footer>
        <text:p text:style-name="MP26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7">Calculer</text:span> : <text:span text:style-name="MT7">Additionner et soustraire</text:span></text:p>
      </style:header>
      <style:footer>
        <text:p text:style-name="MP2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8">Calculer : additionner et soustraire</text:span><text:span text:style-name="MT9"> </text:span></text:p></draw:text-box></draw:frame><draw:g text:anchor-type="paragraph" draw:z-index="12" draw:name="Shape4_3" draw:style-name="Mgr6"><draw:path draw:style-name="Mgr7" draw:text-style-name="MP1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g text:anchor-type="paragraph" draw:z-index="13" draw:name="Shape4_0" draw:style-name="Mgr6"><draw:path draw:style-name="Mgr11" draw:text-style-name="MP3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8">Calculer</text:span><text:span text:style-name="MT9"> : </text:span><text:span text:style-name="MT8">additionner et soustraire</text:span></text:p></draw:text-box></draw:frame><draw:g text:anchor-type="paragraph" draw:z-index="19" draw:name="Shape4_4" draw:style-name="Mgr6"><draw:path draw:style-name="Mgr7" draw:text-style-name="MP1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1"><text:span text:style-name="MT10">Géométrie plane</text:span><text:span text:style-name="MT11"> : </text:span><text:span text:style-name="MT12">Parallèles, perpendiculaires,<text:line-break/> </text:span><text:span text:style-name="MT13">distances</text:span></text:p>
      </style:header>
      <style:footer>
        <text:p text:style-name="MP2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2" draw:name="Shape4" draw:style-name="Mgr6"><draw:path draw:style-name="Mgr12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4">espace</text:span> • <text:span text:style-name="MT15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2T16:23:37.384777335</meta:creation-date>
    <dc:title>lycee_v3</dc:title>
    <meta:editing-duration>PT7H24M37S</meta:editing-duration>
    <meta:editing-cycles>105</meta:editing-cycles>
    <meta:generator>LibreOffice/7.0.0.3$Linux_X86_64 LibreOffice_project/8061b3e9204bef6b321a21033174034a5e2ea88e</meta:generator>
    <dc:date>2021-01-25T06:44:25.993774117</dc:date>
    <meta:document-statistic meta:table-count="5" meta:image-count="0" meta:object-count="31" meta:page-count="2" meta:paragraph-count="177" meta:word-count="737" meta:character-count="4067" meta:non-whitespace-character-count="3339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10/content.xml><?xml version="1.0" encoding="utf-8"?>
<math xmlns="http://www.w3.org/1998/Math/MathML" display="block">
  <semantics>
    <mfrac>
      <mn>734</mn>
      <mn>100</mn>
    </mfrac>
    <annotation encoding="StarMath 5.0">{734}over{100}</annotation>
  </semantics>
</math>
</file>

<file path=Object 11/content.xml><?xml version="1.0" encoding="utf-8"?>
<math xmlns="http://www.w3.org/1998/Math/MathML" display="block">
  <semantics>
    <mfrac>
      <mn>34</mn>
      <mn>10</mn>
    </mfrac>
    <annotation encoding="StarMath 5.0">{34}over{10}</annotation>
  </semantics>
</math>
</file>

<file path=Object 12/content.xml><?xml version="1.0" encoding="utf-8"?>
<math xmlns="http://www.w3.org/1998/Math/MathML" display="block">
  <semantics>
    <mfrac>
      <mn>34</mn>
      <mn>100</mn>
    </mfrac>
    <annotation encoding="StarMath 5.0">{34}over{100}</annotation>
  </semantics>
</math>
</file>

<file path=Object 13/content.xml><?xml version="1.0" encoding="utf-8"?>
<math xmlns="http://www.w3.org/1998/Math/MathML" display="block">
  <semantics>
    <mfrac>
      <mn>734</mn>
      <mrow>
        <mn>1</mn>
        <mspace width="0.5em"/>
        <mn>000</mn>
      </mrow>
    </mfrac>
    <annotation encoding="StarMath 5.0">{734}over{1`000}</annotation>
  </semantics>
</math>
</file>

<file path=Object 14/content.xml><?xml version="1.0" encoding="utf-8"?>
<math xmlns="http://www.w3.org/1998/Math/MathML" display="block">
  <semantics>
    <mfrac>
      <mn>54</mn>
      <mn>100</mn>
    </mfrac>
    <annotation encoding="StarMath 5.0">{ {54}over{100}} </annotation>
  </semantics>
</math>
</file>

<file path=Object 15/content.xml><?xml version="1.0" encoding="utf-8"?>
<math xmlns="http://www.w3.org/1998/Math/MathML" display="block">
  <semantics>
    <mfrac>
      <mn>5</mn>
      <mn>10</mn>
    </mfrac>
    <annotation encoding="StarMath 5.0">{5}over{10}</annotation>
  </semantics>
</math>
</file>

<file path=Object 16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17/content.xml><?xml version="1.0" encoding="utf-8"?>
<math xmlns="http://www.w3.org/1998/Math/MathML" display="block">
  <semantics>
    <mfrac>
      <mn>32</mn>
      <mn>100</mn>
    </mfrac>
    <annotation encoding="StarMath 5.0">{32}over{100}</annotation>
  </semantics>
</math>
</file>

<file path=Object 18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19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2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20/content.xml><?xml version="1.0" encoding="utf-8"?>
<math xmlns="http://www.w3.org/1998/Math/MathML" display="block">
  <semantics>
    <mfrac>
      <mn>8</mn>
      <mn>100</mn>
    </mfrac>
    <annotation encoding="StarMath 5.0">{8}over{100}</annotation>
  </semantics>
</math>
</file>

<file path=Object 21/content.xml><?xml version="1.0" encoding="utf-8"?>
<math xmlns="http://www.w3.org/1998/Math/MathML" display="block">
  <semantics>
    <mfrac>
      <mn>2</mn>
      <mrow>
        <mn>1</mn>
        <mspace width="0.5em"/>
        <mn>000</mn>
      </mrow>
    </mfrac>
    <annotation encoding="StarMath 5.0">{2}over{1`000}</annotation>
  </semantics>
</math>
</file>

<file path=Object 22/content.xml><?xml version="1.0" encoding="utf-8"?>
<math xmlns="http://www.w3.org/1998/Math/MathML" display="block">
  <semantics>
    <mfrac>
      <mn>16</mn>
      <mn>10</mn>
    </mfrac>
    <annotation encoding="StarMath 5.0">{16}over{10}</annotation>
  </semantics>
</math>
</file>

<file path=Object 23/content.xml><?xml version="1.0" encoding="utf-8"?>
<math xmlns="http://www.w3.org/1998/Math/MathML" display="block">
  <semantics>
    <mfrac>
      <mn>95</mn>
      <mn>100</mn>
    </mfrac>
    <annotation encoding="StarMath 5.0">{95}over{100}</annotation>
  </semantics>
</math>
</file>

<file path=Object 24/content.xml><?xml version="1.0" encoding="utf-8"?>
<math xmlns="http://www.w3.org/1998/Math/MathML" display="block">
  <semantics>
    <mfrac>
      <mn>45</mn>
      <mrow>
        <mn>1</mn>
        <mspace width="0.5em"/>
        <mn>000</mn>
      </mrow>
    </mfrac>
    <annotation encoding="StarMath 5.0">{45}over{1`000}</annotation>
  </semantics>
</math>
</file>

<file path=Object 25/content.xml><?xml version="1.0" encoding="utf-8"?>
<math xmlns="http://www.w3.org/1998/Math/MathML" display="block">
  <semantics>
    <mfrac>
      <mn>36</mn>
      <mn>10</mn>
    </mfrac>
    <annotation encoding="StarMath 5.0">{36}over{10}</annotation>
  </semantics>
</math>
</file>

<file path=Object 26/content.xml><?xml version="1.0" encoding="utf-8"?>
<math xmlns="http://www.w3.org/1998/Math/MathML" display="block">
  <semantics>
    <mfrac>
      <mn>87</mn>
      <mn>100</mn>
    </mfrac>
    <annotation encoding="StarMath 5.0">{87}over{100}</annotation>
  </semantics>
</math>
</file>

<file path=Object 27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28/content.xml><?xml version="1.0" encoding="utf-8"?>
<math xmlns="http://www.w3.org/1998/Math/MathML" display="block">
  <semantics>
    <mfrac>
      <mn>35</mn>
      <mrow>
        <mn>1</mn>
        <mspace width="0.5em"/>
        <mn>000</mn>
      </mrow>
    </mfrac>
    <annotation encoding="StarMath 5.0">{35}over{1`000}</annotation>
  </semantics>
</math>
</file>

<file path=Object 29/content.xml><?xml version="1.0" encoding="utf-8"?>
<math xmlns="http://www.w3.org/1998/Math/MathML" display="block">
  <semantics>
    <mfrac>
      <mn>53</mn>
      <mn>100</mn>
    </mfrac>
    <annotation encoding="StarMath 5.0">{53}over{100}</annotation>
  </semantics>
</math>
</file>

<file path=Object 3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30/content.xml><?xml version="1.0" encoding="utf-8"?>
<math xmlns="http://www.w3.org/1998/Math/MathML" display="block">
  <semantics>
    <mfrac>
      <mn>984</mn>
      <mn>10</mn>
    </mfrac>
    <annotation encoding="StarMath 5.0">{984}over{10}</annotation>
  </semantics>
</math>
</file>

<file path=Object 31/content.xml><?xml version="1.0" encoding="utf-8"?>
<math xmlns="http://www.w3.org/1998/Math/MathML" display="block">
  <semantics>
    <mfrac>
      <mn>3156</mn>
      <mn>100</mn>
    </mfrac>
    <annotation encoding="StarMath 5.0">{3156}over{100}</annotation>
  </semantics>
</math>
</file>

<file path=Object 4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5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6/content.xml><?xml version="1.0" encoding="utf-8"?>
<math xmlns="http://www.w3.org/1998/Math/MathML" display="block">
  <semantics>
    <mfrac>
      <mstyle color="gray">
        <mn>......</mn>
      </mstyle>
      <mstyle color="gray">
        <mn>......</mn>
      </mstyle>
    </mfrac>
    <annotation encoding="StarMath 5.0">{color gray {......}}over{color gray {......}}</annotation>
  </semantics>
</math>
</file>

<file path=Object 7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8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9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